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575in"/>
    </style:style>
    <style:style style:name="co6" style:family="table-column">
      <style:table-column-properties fo:break-before="auto" style:column-width="1.0917in"/>
    </style:style>
    <style:style style:name="co7" style:family="table-column">
      <style:table-column-properties fo:break-before="auto" style:column-width="1.0126in"/>
    </style:style>
    <style:style style:name="co8" style:family="table-column">
      <style:table-column-properties fo:break-before="auto" style:column-width="1.1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 style:data-style-name="N3"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 style:data-style-name="N3"/>
    <style:style style:name="gr1" style:family="graphic">
      <style:graphic-properties draw:ole-draw-aspect="1"/>
    </style:style>
  </office:automatic-styles>
  <office:body>
    <office:spreadsheet>
      <table:table table:name="Random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ce4"/>
        <table:table-column table:style-name="co2" table:default-cell-style-name="ce4"/>
        <table:table-column table:style-name="co3" table:number-columns-repeated="2" table:default-cell-style-name="ce4"/>
        <table:table-row table:style-name="ro1">
          <table:table-cell table:style-name="ce1"/>
          <table:table-cell table:style-name="Default"/>
          <table:table-cell table:style-name="ce1" office:value-type="string">
            <text:p>N=1000</text:p>
          </table:table-cell>
          <table:table-cell table:style-name="ce1"/>
          <table:table-cell table:style-name="ce1" office:value-type="string">
            <text:p>N=2000</text:p>
          </table:table-cell>
          <table:table-cell table:style-name="Default"/>
          <table:table-cell table:style-name="ce1" office:value-type="string">
            <text:p>N=3000</text:p>
          </table:table-cell>
          <table:table-cell table:style-name="Default"/>
          <table:table-cell table:style-name="ce1" office:value-type="string">
            <text:p>N=4000</text:p>
          </table:table-cell>
          <table:table-cell table:style-name="Default"/>
          <table:table-cell table:style-name="ce1" office:value-type="string">
            <text:p>N=5000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" office:value-type="string">
            <text:p>Comparisons (n=1000)</text:p>
          </table:table-cell>
          <table:table-cell table:style-name="ce2" office:value-type="string">
            <text:p>Moves (n=1000)</text:p>
          </table:table-cell>
          <table:table-cell table:style-name="ce2" office:value-type="string">
            <text:p>Comparisons (n=2000)</text:p>
          </table:table-cell>
          <table:table-cell table:style-name="ce2" office:value-type="string">
            <text:p>Moves (n=2000)</text:p>
          </table:table-cell>
          <table:table-cell table:style-name="ce2" office:value-type="string">
            <text:p>Comparisons (n=3000)</text:p>
          </table:table-cell>
          <table:table-cell table:style-name="ce2" office:value-type="string">
            <text:p>Moves (n=3000)</text:p>
          </table:table-cell>
          <table:table-cell table:style-name="ce2" office:value-type="string">
            <text:p>Comparisons (n=4000)</text:p>
          </table:table-cell>
          <table:table-cell table:style-name="ce2" office:value-type="string">
            <text:p>Moves (n=4000)</text:p>
          </table:table-cell>
          <table:table-cell table:style-name="ce2" office:value-type="string">
            <text:p>Comparisons (n=5000)</text:p>
          </table:table-cell>
          <table:table-cell table:style-name="ce2" office:value-type="string">
            <text:p>Moves (n=5000)</text:p>
          </table:table-cell>
        </table:table-row>
        <table:table-row table:style-name="ro1">
          <table:table-cell/>
          <table:table-cell office:value-type="string">
            <text:p>Selection</text:p>
          </table:table-cell>
          <table:table-cell table:style-name="ce3" table:number-columns-repeated="2"/>
          <table:table-cell table:number-columns-repeated="8"/>
        </table:table-row>
        <table:table-row table:style-name="ro1">
          <table:table-cell/>
          <table:table-cell office:value-type="string">
            <text:p>Insertio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ubbl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erg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Quick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style-name="Default">
            <draw:frame table:end-cell-address="Random.M27" table:end-x="0.074in" table:end-y="0.1681in" draw:z-index="0" draw:style-name="gr1" svg:width="9.3327in" svg:height="3.5094in" svg:x="0.0358in" svg:y="0.0366in">
              <draw:object draw:notify-on-update-of-ranges="Random.B3:Random.B7 Random.C2:Random.C2 Random.C3:Random.C7 Random.D2:Random.D2 Random.D3:Random.D7 Random.E2:Random.E2 Random.E3:Random.E7 Random.F2:Random.F2 Random.F3:Random.F7 Random.G2:Random.G2 Random.G3:Random.G7 Random.H2:Random.H2 Random.H3:Random.H7 Random.I2:Random.I2 Random.I3:Random.I7 Random.J2:Random.J2 Random.J3:Random.J7 Random.K2:Random.K2 Random.K3:Random.K7 Random.L2:Random.L2 Random.L3:Random.L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9"/>
        </table:table-row>
      </table:table>
      <table:table table:name="Worst" table:style-name="ta1" table:print="false">
        <table:table-column table:style-name="co1" table:number-columns-repeated="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style-name="ce1"/>
          <table:table-cell/>
          <table:table-cell table:style-name="ce1" office:value-type="string">
            <text:p>N=1000</text:p>
          </table:table-cell>
          <table:table-cell table:style-name="ce1"/>
          <table:table-cell table:style-name="ce1" office:value-type="string">
            <text:p>N=2000</text:p>
          </table:table-cell>
          <table:table-cell/>
          <table:table-cell table:style-name="ce1" office:value-type="string">
            <text:p>N=3000</text:p>
          </table:table-cell>
          <table:table-cell/>
          <table:table-cell table:style-name="ce1" office:value-type="string">
            <text:p>N=4000</text:p>
          </table:table-cell>
          <table:table-cell/>
          <table:table-cell table:style-name="ce1" office:value-type="string">
            <text:p>N=5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Comparisons (n=1000)</text:p>
          </table:table-cell>
          <table:table-cell table:style-name="ce2" office:value-type="string">
            <text:p>Moves (n=1000)</text:p>
          </table:table-cell>
          <table:table-cell table:style-name="ce2" office:value-type="string">
            <text:p>Comparisons (n=2000)</text:p>
          </table:table-cell>
          <table:table-cell table:style-name="ce2" office:value-type="string">
            <text:p>Moves (n=2000)</text:p>
          </table:table-cell>
          <table:table-cell table:style-name="ce2" office:value-type="string">
            <text:p>Comparisons (n=3000)</text:p>
          </table:table-cell>
          <table:table-cell table:style-name="ce2" office:value-type="string">
            <text:p>Moves (n=3000)</text:p>
          </table:table-cell>
          <table:table-cell table:style-name="ce2" office:value-type="string">
            <text:p>Comparisons (n=4000)</text:p>
          </table:table-cell>
          <table:table-cell table:style-name="ce2" office:value-type="string">
            <text:p>Moves (n=4000)</text:p>
          </table:table-cell>
          <table:table-cell table:style-name="ce2" office:value-type="string">
            <text:p>Comparisons (n=5000)</text:p>
          </table:table-cell>
          <table:table-cell table:style-name="ce2" office:value-type="string">
            <text:p>Moves (n=5000)</text:p>
          </table:table-cell>
        </table:table-row>
        <table:table-row table:style-name="ro1">
          <table:table-cell/>
          <table:table-cell table:style-name="ce1" office:value-type="string">
            <text:p>Selection</text:p>
          </table:table-cell>
          <table:table-cell table:style-name="ce3" table:number-columns-repeated="2"/>
          <table:table-cell table:style-name="ce4" table:number-columns-repeated="8"/>
        </table:table-row>
        <table:table-row table:style-name="ro1">
          <table:table-cell/>
          <table:table-cell table:style-name="ce1" office:value-type="string">
            <text:p>Insertion</text:p>
          </table:table-cell>
          <table:table-cell table:style-name="ce4" table:number-columns-repeated="10"/>
        </table:table-row>
        <table:table-row table:style-name="ro1">
          <table:table-cell/>
          <table:table-cell table:style-name="ce1" office:value-type="string">
            <text:p>Bubble</text:p>
          </table:table-cell>
          <table:table-cell table:style-name="ce4" table:number-columns-repeated="10"/>
        </table:table-row>
        <table:table-row table:style-name="ro1">
          <table:table-cell/>
          <table:table-cell table:style-name="ce1" office:value-type="string">
            <text:p>Merge</text:p>
          </table:table-cell>
          <table:table-cell table:style-name="ce4" table:number-columns-repeated="10"/>
        </table:table-row>
        <table:table-row table:style-name="ro1">
          <table:table-cell/>
          <table:table-cell table:style-name="ce1" office:value-type="string">
            <text:p>Quick</text:p>
          </table:table-cell>
          <table:table-cell table:style-name="ce4" table:number-columns-repeated="10"/>
        </table:table-row>
        <table:table-row table:style-name="ro1">
          <table:table-cell table:number-columns-repeated="2"/>
          <table:table-cell>
            <draw:frame table:end-cell-address="Worst.M26" table:end-x="0.0492in" table:end-y="0.1563in" draw:z-index="0" draw:style-name="gr1" svg:width="9.6276in" svg:height="3.3165in" svg:x="0.0413in" svg:y="0.0402in">
              <draw:object draw:notify-on-update-of-ranges="Worst.B3:Worst.B7 Worst.C2:Worst.C2 Worst.C3:Worst.C7 Worst.D2:Worst.D2 Worst.D3:Worst.D7 Worst.E2:Worst.E2 Worst.E3:Worst.E7 Worst.F2:Worst.F2 Worst.F3:Worst.F7 Worst.G2:Worst.G2 Worst.G3:Worst.G7 Worst.H2:Worst.H2 Worst.H3:Worst.H7 Worst.I2:Worst.I2 Worst.I3:Worst.I7 Worst.J2:Worst.J2 Worst.J3:Worst.J7 Worst.K2:Worst.K2 Worst.K3:Worst.K7 Worst.L2:Worst.L2 Worst.L3:Worst.L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style-name="ce3" table:number-columns-repeated="2"/>
          <table:table-cell table:style-name="ce4"/>
          <table:table-cell table:number-columns-repeated="3"/>
          <table:table-cell table:style-name="ce4" table:number-columns-repeated="4"/>
          <table:table-cell table:number-columns-repeated="2"/>
        </table:table-row>
      </table:table>
      <table:table table:name="Best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10" table:default-cell-style-name="ce4"/>
        <table:table-row table:style-name="ro1">
          <table:table-cell/>
          <table:table-cell table:style-name="Default"/>
          <table:table-cell table:style-name="ce1" office:value-type="string">
            <text:p>N=1000</text:p>
          </table:table-cell>
          <table:table-cell table:style-name="ce1"/>
          <table:table-cell table:style-name="ce1" office:value-type="string">
            <text:p>N=2000</text:p>
          </table:table-cell>
          <table:table-cell table:style-name="Default"/>
          <table:table-cell table:style-name="ce1" office:value-type="string">
            <text:p>N=3000</text:p>
          </table:table-cell>
          <table:table-cell table:style-name="Default"/>
          <table:table-cell table:style-name="ce1" office:value-type="string">
            <text:p>N=4000</text:p>
          </table:table-cell>
          <table:table-cell table:style-name="Default"/>
          <table:table-cell table:style-name="ce1" office:value-type="string">
            <text:p>N=5000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" office:value-type="string">
            <text:p>Comparisons (n=1000)</text:p>
          </table:table-cell>
          <table:table-cell table:style-name="ce2" office:value-type="string">
            <text:p>Moves (n=1000)</text:p>
          </table:table-cell>
          <table:table-cell table:style-name="ce2" office:value-type="string">
            <text:p>Comparisons (n=2000)</text:p>
          </table:table-cell>
          <table:table-cell table:style-name="ce2" office:value-type="string">
            <text:p>Moves (n=2000)</text:p>
          </table:table-cell>
          <table:table-cell table:style-name="ce2" office:value-type="string">
            <text:p>Comparisons (n=3000)</text:p>
          </table:table-cell>
          <table:table-cell table:style-name="ce2" office:value-type="string">
            <text:p>Moves (n=3000)</text:p>
          </table:table-cell>
          <table:table-cell table:style-name="ce2" office:value-type="string">
            <text:p>Comparisons (n=4000)</text:p>
          </table:table-cell>
          <table:table-cell table:style-name="ce2" office:value-type="string">
            <text:p>Moves (n=4000)</text:p>
          </table:table-cell>
          <table:table-cell table:style-name="ce2" office:value-type="string">
            <text:p>Comparisons (n=5000)</text:p>
          </table:table-cell>
          <table:table-cell table:style-name="ce2" office:value-type="string">
            <text:p>Moves (n=5000)</text:p>
          </table:table-cell>
        </table:table-row>
        <table:table-row table:style-name="ro1">
          <table:table-cell/>
          <table:table-cell office:value-type="string">
            <text:p>Selection</text:p>
          </table:table-cell>
          <table:table-cell table:style-name="ce3" table:number-columns-repeated="2"/>
          <table:table-cell table:number-columns-repeated="8"/>
        </table:table-row>
        <table:table-row table:style-name="ro1">
          <table:table-cell/>
          <table:table-cell office:value-type="string">
            <text:p>Insertio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ubble</text:p>
          </table:table-cell>
          <table:table-cell table:number-columns-repeated="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office:value-type="string">
            <text:p>Merg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Quick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style-name="Default">
            <draw:frame table:end-cell-address="Best.L29" table:end-x="0.878in" table:end-y="0.0362in" draw:z-index="0" draw:style-name="gr1" svg:width="8.8925in" svg:height="3.7535in" svg:x="0.0169in" svg:y="0.0165in">
              <draw:object draw:notify-on-update-of-ranges="Best.B3:Best.B7 Best.C2:Best.C2 Best.C3:Best.C7 Best.D2:Best.D2 Best.D3:Best.D7 Best.E2:Best.E2 Best.E3:Best.E7 Best.F2:Best.F2 Best.F3:Best.F7 Best.G2:Best.G2 Best.G3:Best.G7 Best.H2:Best.H2 Best.H3:Best.H7 Best.I2:Best.I2 Best.I3:Best.I7 Best.J2:Best.J2 Best.J3:Best.J7 Best.K2:Best.K2 Best.K3:Best.K7 Best.L2:Best.L2 Best.L3:Best.L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 table:number-columns-repeated="9"/>
        </table:table-row>
      </table:table>
      <table:table table:name="Selection" table:style-name="ta1" table:print="false">
        <table:table-column table:style-name="co1" table:number-columns-repeated="12" table:default-cell-style-name="Default"/>
        <table:table-row table:style-name="ro1">
          <table:table-cell table:style-name="ce1"/>
          <table:table-cell/>
          <table:table-cell table:style-name="ce1" office:value-type="string">
            <text:p>N=1000</text:p>
          </table:table-cell>
          <table:table-cell table:style-name="ce1"/>
          <table:table-cell table:style-name="ce1" office:value-type="string">
            <text:p>N=2000</text:p>
          </table:table-cell>
          <table:table-cell/>
          <table:table-cell table:style-name="ce1" office:value-type="string">
            <text:p>N=3000</text:p>
          </table:table-cell>
          <table:table-cell/>
          <table:table-cell table:style-name="ce1" office:value-type="string">
            <text:p>N=4000</text:p>
          </table:table-cell>
          <table:table-cell/>
          <table:table-cell table:style-name="ce1" office:value-type="string">
            <text:p>N=5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Comparisons (n=1000)</text:p>
          </table:table-cell>
          <table:table-cell table:style-name="ce2" office:value-type="string">
            <text:p>Moves (n=1000)</text:p>
          </table:table-cell>
          <table:table-cell table:style-name="ce2" office:value-type="string">
            <text:p>Comparisons (n=2000)</text:p>
          </table:table-cell>
          <table:table-cell table:style-name="ce2" office:value-type="string">
            <text:p>Moves (n=2000)</text:p>
          </table:table-cell>
          <table:table-cell table:style-name="ce2" office:value-type="string">
            <text:p>Comparisons (n=3000)</text:p>
          </table:table-cell>
          <table:table-cell table:style-name="ce2" office:value-type="string">
            <text:p>Moves (n=3000)</text:p>
          </table:table-cell>
          <table:table-cell table:style-name="ce2" office:value-type="string">
            <text:p>Comparisons (n=4000)</text:p>
          </table:table-cell>
          <table:table-cell table:style-name="ce2" office:value-type="string">
            <text:p>Moves (n=4000)</text:p>
          </table:table-cell>
          <table:table-cell table:style-name="ce2" office:value-type="string">
            <text:p>Comparisons (n=5000)</text:p>
          </table:table-cell>
          <table:table-cell table:style-name="ce2" office:value-type="string">
            <text:p>Moves (n=5000)</text:p>
          </table:table-cell>
        </table:table-row>
        <table:table-row table:style-name="ro2">
          <table:table-cell/>
          <table:table-cell table:style-name="ce1" office:value-type="string">
            <text:p>Random</text:p>
          </table:table-cell>
          <table:table-cell table:style-name="ce4" office:value-type="float" office:value="499500">
            <text:p>499,500</text:p>
          </table:table-cell>
          <table:table-cell table:style-name="ce4" office:value-type="float" office:value="2997">
            <text:p>2,997</text:p>
          </table:table-cell>
          <table:table-cell table:style-name="ce4" office:value-type="float" office:value="1999000">
            <text:p>1,999,000</text:p>
          </table:table-cell>
          <table:table-cell table:style-name="ce4" office:value-type="float" office:value="5997">
            <text:p>5,997</text:p>
          </table:table-cell>
          <table:table-cell table:style-name="ce4" office:value-type="float" office:value="4498500">
            <text:p>4,498,500</text:p>
          </table:table-cell>
          <table:table-cell table:style-name="ce4" office:value-type="float" office:value="8997">
            <text:p>8,997</text:p>
          </table:table-cell>
          <table:table-cell table:style-name="ce4" office:value-type="float" office:value="7998000">
            <text:p>7,998,000</text:p>
          </table:table-cell>
          <table:table-cell table:style-name="ce4" office:value-type="float" office:value="11997">
            <text:p>11,997</text:p>
          </table:table-cell>
          <table:table-cell table:style-name="ce4" office:value-type="float" office:value="12497500">
            <text:p>12,497,500</text:p>
          </table:table-cell>
          <table:table-cell table:style-name="ce4" office:value-type="float" office:value="14997">
            <text:p>14,997</text:p>
          </table:table-cell>
        </table:table-row>
        <table:table-row table:style-name="ro2">
          <table:table-cell/>
          <table:table-cell table:style-name="ce1" office:value-type="string">
            <text:p>Worst</text:p>
          </table:table-cell>
          <table:table-cell table:style-name="ce4" office:value-type="float" office:value="499500">
            <text:p>499,500</text:p>
          </table:table-cell>
          <table:table-cell table:style-name="ce4" office:value-type="float" office:value="2997">
            <text:p>2,997</text:p>
          </table:table-cell>
          <table:table-cell table:style-name="ce4" office:value-type="float" office:value="1999000">
            <text:p>1,999,000</text:p>
          </table:table-cell>
          <table:table-cell table:style-name="ce4" office:value-type="float" office:value="5997">
            <text:p>5,997</text:p>
          </table:table-cell>
          <table:table-cell table:style-name="ce4" office:value-type="float" office:value="4498500">
            <text:p>4,498,500</text:p>
          </table:table-cell>
          <table:table-cell table:style-name="ce4" office:value-type="float" office:value="8997">
            <text:p>8,997</text:p>
          </table:table-cell>
          <table:table-cell table:style-name="ce4" office:value-type="float" office:value="7998000">
            <text:p>7,998,000</text:p>
          </table:table-cell>
          <table:table-cell table:style-name="ce4" office:value-type="float" office:value="11997">
            <text:p>11,997</text:p>
          </table:table-cell>
          <table:table-cell table:style-name="ce4" office:value-type="float" office:value="12497500">
            <text:p>12,497,500</text:p>
          </table:table-cell>
          <table:table-cell table:style-name="ce4" office:value-type="float" office:value="14997">
            <text:p>14,997</text:p>
          </table:table-cell>
        </table:table-row>
        <table:table-row table:style-name="ro2">
          <table:table-cell/>
          <table:table-cell table:style-name="ce1" office:value-type="string">
            <text:p>Best</text:p>
          </table:table-cell>
          <table:table-cell table:style-name="ce4" office:value-type="float" office:value="499500">
            <text:p>499,500</text:p>
          </table:table-cell>
          <table:table-cell table:style-name="ce4" office:value-type="float" office:value="2997">
            <text:p>2,997</text:p>
          </table:table-cell>
          <table:table-cell table:style-name="ce4" office:value-type="float" office:value="1999000">
            <text:p>1,999,000</text:p>
          </table:table-cell>
          <table:table-cell table:style-name="ce4" office:value-type="float" office:value="5997">
            <text:p>5,997</text:p>
          </table:table-cell>
          <table:table-cell table:style-name="ce4" office:value-type="float" office:value="4498500">
            <text:p>4,498,500</text:p>
          </table:table-cell>
          <table:table-cell table:style-name="ce4" office:value-type="float" office:value="8997">
            <text:p>8,997</text:p>
          </table:table-cell>
          <table:table-cell table:style-name="ce4" office:value-type="float" office:value="7998000">
            <text:p>7,998,000</text:p>
          </table:table-cell>
          <table:table-cell table:style-name="ce4" office:value-type="float" office:value="11997">
            <text:p>11,997</text:p>
          </table:table-cell>
          <table:table-cell table:style-name="ce4" office:value-type="float" office:value="12497500">
            <text:p>12,497,500</text:p>
          </table:table-cell>
          <table:table-cell table:style-name="ce4" office:value-type="float" office:value="14997">
            <text:p>14,997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>
            <draw:frame table:end-cell-address="Selection.N42" table:end-x="0.0205in" table:end-y="0.0713in" draw:z-index="0" draw:style-name="gr1" svg:width="9.6165in" svg:height="5.7311in" svg:x="0.2161in" svg:y="0.0291in">
              <draw:object draw:notify-on-update-of-ranges="Selection.B3:Selection.B5 Selection.C2:Selection.C2 Selection.C3:Selection.C5 Selection.D2:Selection.D2 Selection.D3:Selection.D5 Selection.E2:Selection.E2 Selection.E3:Selection.E5 Selection.F2:Selection.F2 Selection.F3:Selection.F5 Selection.G2:Selection.G2 Selection.G3:Selection.G5 Selection.H2:Selection.H2 Selection.H3:Selection.H5 Selection.I2:Selection.I2 Selection.I3:Selection.I5 Selection.J2:Selection.J2 Selection.J3:Selection.J5 Selection.K2:Selection.K2 Selection.K3:Selection.K5 Selection.L2:Selection.L2 Selection.L3:Selection.L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9"/>
        </table:table-row>
      </table:table>
      <table:table table:name="Insertion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/>
          <table:table-cell/>
          <table:table-cell table:style-name="ce1" office:value-type="string">
            <text:p>N=1000</text:p>
          </table:table-cell>
          <table:table-cell table:style-name="ce1"/>
          <table:table-cell table:style-name="ce1" office:value-type="string">
            <text:p>N=2000</text:p>
          </table:table-cell>
          <table:table-cell/>
          <table:table-cell table:style-name="ce1" office:value-type="string">
            <text:p>N=3000</text:p>
          </table:table-cell>
          <table:table-cell/>
          <table:table-cell table:style-name="ce1" office:value-type="string">
            <text:p>N=4000</text:p>
          </table:table-cell>
          <table:table-cell/>
          <table:table-cell table:style-name="ce1" office:value-type="string">
            <text:p>N=5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Comparisons (n=1000)</text:p>
          </table:table-cell>
          <table:table-cell table:style-name="ce2" office:value-type="string">
            <text:p>Moves (n=1000)</text:p>
          </table:table-cell>
          <table:table-cell table:style-name="ce2" office:value-type="string">
            <text:p>Comparisons (n=2000)</text:p>
          </table:table-cell>
          <table:table-cell table:style-name="ce2" office:value-type="string">
            <text:p>Moves (n=2000)</text:p>
          </table:table-cell>
          <table:table-cell table:style-name="ce2" office:value-type="string">
            <text:p>Comparisons (n=3000)</text:p>
          </table:table-cell>
          <table:table-cell table:style-name="ce2" office:value-type="string">
            <text:p>Moves (n=3000)</text:p>
          </table:table-cell>
          <table:table-cell table:style-name="ce2" office:value-type="string">
            <text:p>Comparisons (n=4000)</text:p>
          </table:table-cell>
          <table:table-cell table:style-name="ce2" office:value-type="string">
            <text:p>Moves (n=4000)</text:p>
          </table:table-cell>
          <table:table-cell table:style-name="ce2" office:value-type="string">
            <text:p>Comparisons (n=5000)</text:p>
          </table:table-cell>
          <table:table-cell table:style-name="ce2" office:value-type="string">
            <text:p>Moves (n=5000)</text:p>
          </table:table-cell>
        </table:table-row>
        <table:table-row table:style-name="ro2">
          <table:table-cell/>
          <table:table-cell table:style-name="ce1" office:value-type="string">
            <text:p>Random</text:p>
          </table:table-cell>
          <table:table-cell office:value-type="float" office:value="257310">
            <text:p>257,310</text:p>
          </table:table-cell>
          <table:table-cell office:value-type="float" office:value="258318">
            <text:p>258,318</text:p>
          </table:table-cell>
          <table:table-cell office:value-type="float" office:value="1006280">
            <text:p>1,006,280</text:p>
          </table:table-cell>
          <table:table-cell table:style-name="ce4" office:value-type="float" office:value="1008288">
            <text:p>1,008,288</text:p>
          </table:table-cell>
          <table:table-cell office:value-type="float" office:value="2263655">
            <text:p>2,263,655</text:p>
          </table:table-cell>
          <table:table-cell table:style-name="ce4" office:value-type="float" office:value="2266663">
            <text:p>2,266,663</text:p>
          </table:table-cell>
          <table:table-cell office:value-type="float" office:value="4034409">
            <text:p>4,034,409</text:p>
          </table:table-cell>
          <table:table-cell table:style-name="ce4" office:value-type="float" office:value="4038417">
            <text:p>4,038,417</text:p>
          </table:table-cell>
          <table:table-cell office:value-type="float" office:value="6273638">
            <text:p>6,273,638</text:p>
          </table:table-cell>
          <table:table-cell table:style-name="ce4" office:value-type="float" office:value="6278646">
            <text:p>6,278,646</text:p>
          </table:table-cell>
        </table:table-row>
        <table:table-row table:style-name="ro2">
          <table:table-cell/>
          <table:table-cell table:style-name="ce1" office:value-type="string">
            <text:p>Worst</text:p>
          </table:table-cell>
          <table:table-cell office:value-type="float" office:value="499500">
            <text:p>499,500</text:p>
          </table:table-cell>
          <table:table-cell office:value-type="float" office:value="501498">
            <text:p>501,498</text:p>
          </table:table-cell>
          <table:table-cell office:value-type="float" office:value="1999000">
            <text:p>1,999,000</text:p>
          </table:table-cell>
          <table:table-cell table:style-name="ce4" office:value-type="float" office:value="2002998">
            <text:p>2,002,998</text:p>
          </table:table-cell>
          <table:table-cell office:value-type="float" office:value="4498500">
            <text:p>4,498,500</text:p>
          </table:table-cell>
          <table:table-cell table:style-name="ce4" office:value-type="float" office:value="4504498">
            <text:p>4,504,498</text:p>
          </table:table-cell>
          <table:table-cell office:value-type="float" office:value="7998000">
            <text:p>7,998,000</text:p>
          </table:table-cell>
          <table:table-cell table:style-name="ce4" office:value-type="float" office:value="8005998">
            <text:p>8,005,998</text:p>
          </table:table-cell>
          <table:table-cell office:value-type="float" office:value="12497500">
            <text:p>12,497,500</text:p>
          </table:table-cell>
          <table:table-cell table:style-name="ce4" office:value-type="float" office:value="12507498">
            <text:p>12,507,498</text:p>
          </table:table-cell>
        </table:table-row>
        <table:table-row table:style-name="ro2">
          <table:table-cell/>
          <table:table-cell table:style-name="ce1" office:value-type="string">
            <text:p>Best</text:p>
          </table:table-cell>
          <table:table-cell office:value-type="float" office:value="999">
            <text:p>999</text:p>
          </table:table-cell>
          <table:table-cell office:value-type="float" office:value="1998">
            <text:p>1,998</text:p>
          </table:table-cell>
          <table:table-cell office:value-type="float" office:value="1999">
            <text:p>1,999</text:p>
          </table:table-cell>
          <table:table-cell table:style-name="ce4" office:value-type="float" office:value="3998">
            <text:p>3,998</text:p>
          </table:table-cell>
          <table:table-cell office:value-type="float" office:value="2999">
            <text:p>2,999</text:p>
          </table:table-cell>
          <table:table-cell table:style-name="ce4" office:value-type="float" office:value="5998">
            <text:p>5,998</text:p>
          </table:table-cell>
          <table:table-cell office:value-type="float" office:value="3999">
            <text:p>3,999</text:p>
          </table:table-cell>
          <table:table-cell table:style-name="ce4" office:value-type="float" office:value="7998">
            <text:p>7,998</text:p>
          </table:table-cell>
          <table:table-cell office:value-type="float" office:value="4999">
            <text:p>4,999</text:p>
          </table:table-cell>
          <table:table-cell table:style-name="ce4" office:value-type="float" office:value="9998">
            <text:p>9,998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>
            <draw:frame table:end-cell-address="Insertion.L25" table:end-x="0.0433in" table:end-y="0.1567in" draw:z-index="0" draw:style-name="gr1" svg:width="7.1965in" svg:height="3.1681in" svg:x="0.8783in" svg:y="0.011in">
              <draw:object draw:notify-on-update-of-ranges="Insertion.B3:Insertion.B5 Insertion.C2:Insertion.C2 Insertion.C3:Insertion.C5 Insertion.D2:Insertion.D2 Insertion.D3:Insertion.D5 Insertion.E2:Insertion.E2 Insertion.E3:Insertion.E5 Insertion.F2:Insertion.F2 Insertion.F3:Insertion.F5 Insertion.G2:Insertion.G2 Insertion.G3:Insertion.G5 Insertion.H2:Insertion.H2 Insertion.H3:Insertion.H5 Insertion.I2:Insertion.I2 Insertion.I3:Insertion.I5 Insertion.J2:Insertion.J2 Insertion.J3:Insertion.J5 Insertion.K2:Insertion.K2 Insertion.K3:Insertion.K5 Insertion.L2:Insertion.L2 Insertion.L3:Insertion.L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Bubble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/>
          <table:table-cell/>
          <table:table-cell table:style-name="ce1" office:value-type="string">
            <text:p>N=1000</text:p>
          </table:table-cell>
          <table:table-cell table:style-name="ce1"/>
          <table:table-cell table:style-name="ce1" office:value-type="string">
            <text:p>N=2000</text:p>
          </table:table-cell>
          <table:table-cell/>
          <table:table-cell table:style-name="ce1" office:value-type="string">
            <text:p>N=3000</text:p>
          </table:table-cell>
          <table:table-cell/>
          <table:table-cell table:style-name="ce1" office:value-type="string">
            <text:p>N=4000</text:p>
          </table:table-cell>
          <table:table-cell/>
          <table:table-cell table:style-name="ce1" office:value-type="string">
            <text:p>N=5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Comparisons (n=1000)</text:p>
          </table:table-cell>
          <table:table-cell table:style-name="ce2" office:value-type="string">
            <text:p>Moves (n=1000)</text:p>
          </table:table-cell>
          <table:table-cell table:style-name="ce2" office:value-type="string">
            <text:p>Comparisons (n=2000)</text:p>
          </table:table-cell>
          <table:table-cell table:style-name="ce2" office:value-type="string">
            <text:p>Moves (n=2000)</text:p>
          </table:table-cell>
          <table:table-cell table:style-name="ce2" office:value-type="string">
            <text:p>Comparisons (n=3000)</text:p>
          </table:table-cell>
          <table:table-cell table:style-name="ce2" office:value-type="string">
            <text:p>Moves (n=3000)</text:p>
          </table:table-cell>
          <table:table-cell table:style-name="ce2" office:value-type="string">
            <text:p>Comparisons (n=4000)</text:p>
          </table:table-cell>
          <table:table-cell table:style-name="ce2" office:value-type="string">
            <text:p>Moves (n=4000)</text:p>
          </table:table-cell>
          <table:table-cell table:style-name="ce2" office:value-type="string">
            <text:p>Comparisons (n=5000)</text:p>
          </table:table-cell>
          <table:table-cell table:style-name="ce2" office:value-type="string">
            <text:p>Moves (n=5000)</text:p>
          </table:table-cell>
        </table:table-row>
        <table:table-row table:style-name="ro2">
          <table:table-cell/>
          <table:table-cell table:style-name="ce1" office:value-type="string">
            <text:p>Random</text:p>
          </table:table-cell>
          <table:table-cell office:value-type="float" office:value="499500">
            <text:p>499,500</text:p>
          </table:table-cell>
          <table:table-cell office:value-type="float" office:value="768960">
            <text:p>768,960</text:p>
          </table:table-cell>
          <table:table-cell office:value-type="float" office:value="1999000">
            <text:p>1,999,000</text:p>
          </table:table-cell>
          <table:table-cell table:style-name="ce4" office:value-type="float" office:value="3012870">
            <text:p>3,012,870</text:p>
          </table:table-cell>
          <table:table-cell office:value-type="float" office:value="4498500">
            <text:p>4,498,500</text:p>
          </table:table-cell>
          <table:table-cell table:style-name="ce4" office:value-type="float" office:value="6781995">
            <text:p>6,781,995</text:p>
          </table:table-cell>
          <table:table-cell office:value-type="float" office:value="7998000">
            <text:p>7,998,000</text:p>
          </table:table-cell>
          <table:table-cell table:style-name="ce4" office:value-type="float" office:value="12091257">
            <text:p>12,091,257</text:p>
          </table:table-cell>
          <table:table-cell office:value-type="float" office:value="12497500">
            <text:p>12,497,500</text:p>
          </table:table-cell>
          <table:table-cell table:style-name="ce4" office:value-type="float" office:value="18805944">
            <text:p>18,805,944</text:p>
          </table:table-cell>
        </table:table-row>
        <table:table-row table:style-name="ro2">
          <table:table-cell/>
          <table:table-cell table:style-name="ce1" office:value-type="string">
            <text:p>Worst</text:p>
          </table:table-cell>
          <table:table-cell office:value-type="float" office:value="499500">
            <text:p>499,500</text:p>
          </table:table-cell>
          <table:table-cell office:value-type="float" office:value="1498500">
            <text:p>1,498,500</text:p>
          </table:table-cell>
          <table:table-cell office:value-type="float" office:value="1999000">
            <text:p>1,999,000</text:p>
          </table:table-cell>
          <table:table-cell table:style-name="ce4" office:value-type="float" office:value="5997000">
            <text:p>5,997,000</text:p>
          </table:table-cell>
          <table:table-cell office:value-type="float" office:value="4498500">
            <text:p>4,498,500</text:p>
          </table:table-cell>
          <table:table-cell table:style-name="ce4" office:value-type="float" office:value="13495500">
            <text:p>13,495,500</text:p>
          </table:table-cell>
          <table:table-cell office:value-type="float" office:value="7998000">
            <text:p>7,998,000</text:p>
          </table:table-cell>
          <table:table-cell table:style-name="ce4" office:value-type="float" office:value="23994000">
            <text:p>23,994,000</text:p>
          </table:table-cell>
          <table:table-cell office:value-type="float" office:value="12497500">
            <text:p>12,497,500</text:p>
          </table:table-cell>
          <table:table-cell table:style-name="ce4" office:value-type="float" office:value="37492500">
            <text:p>37,492,500</text:p>
          </table:table-cell>
        </table:table-row>
        <table:table-row table:style-name="ro2">
          <table:table-cell/>
          <table:table-cell table:style-name="ce1" office:value-type="string">
            <text:p>Best</text:p>
          </table:table-cell>
          <table:table-cell office:value-type="float" office:value="499500">
            <text:p>499,500</text:p>
          </table:table-cell>
          <table:table-cell/>
          <table:table-cell office:value-type="float" office:value="1999000">
            <text:p>1,999,000</text:p>
          </table:table-cell>
          <table:table-cell table:style-name="ce4" table:formula="of:=[Best.F5]" office:value-type="float" office:value="0">
            <text:p>0</text:p>
          </table:table-cell>
          <table:table-cell office:value-type="float" office:value="4498500">
            <text:p>4,498,500</text:p>
          </table:table-cell>
          <table:table-cell table:style-name="ce4" table:formula="of:=[Best.H5]" office:value-type="float" office:value="0">
            <text:p>0</text:p>
          </table:table-cell>
          <table:table-cell office:value-type="float" office:value="7998000">
            <text:p>7,998,000</text:p>
          </table:table-cell>
          <table:table-cell table:style-name="ce4" table:formula="of:=[Best.J5]" office:value-type="float" office:value="0">
            <text:p>0</text:p>
          </table:table-cell>
          <table:table-cell office:value-type="float" office:value="12497500">
            <text:p>12,497,500</text:p>
          </table:table-cell>
          <table:table-cell table:style-name="ce4" table:formula="of:=[Best.L5]" office:value-type="float" office:value="0">
            <text:p>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table:style-name="Default">
            <draw:frame table:end-cell-address="Bubble.L26" table:end-x="0.0327in" table:end-y="0.0417in" draw:z-index="0" draw:style-name="gr1" svg:width="7.1606in" svg:height="3.2339in" svg:x="0.0114in" svg:y="0.0083in">
              <draw:object draw:notify-on-update-of-ranges="Bubble.B3:Bubble.B5 Bubble.C2:Bubble.C2 Bubble.C3:Bubble.C5 Bubble.D2:Bubble.D2 Bubble.D3:Bubble.D5 Bubble.E2:Bubble.E2 Bubble.E3:Bubble.E5 Bubble.F2:Bubble.F2 Bubble.F3:Bubble.F5 Bubble.G2:Bubble.G2 Bubble.G3:Bubble.G5 Bubble.H2:Bubble.H2 Bubble.H3:Bubble.H5 Bubble.I2:Bubble.I2 Bubble.I3:Bubble.I5 Bubble.J2:Bubble.J2 Bubble.J3:Bubble.J5 Bubble.K2:Bubble.K2 Bubble.K3:Bubble.K5 Bubble.L2:Bubble.L2 Bubble.L3:Bubble.L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Merge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number-columns-repeated="6" table:default-cell-style-name="ce4"/>
        <table:table-row table:style-name="ro1">
          <table:table-cell table:style-name="ce1"/>
          <table:table-cell/>
          <table:table-cell table:style-name="ce1" office:value-type="string">
            <text:p>N=1000</text:p>
          </table:table-cell>
          <table:table-cell table:style-name="ce1"/>
          <table:table-cell table:style-name="ce1" office:value-type="string">
            <text:p>N=2000</text:p>
          </table:table-cell>
          <table:table-cell/>
          <table:table-cell table:style-name="ce1" office:value-type="string">
            <text:p>N=3000</text:p>
          </table:table-cell>
          <table:table-cell table:style-name="Default"/>
          <table:table-cell table:style-name="ce1" office:value-type="string">
            <text:p>N=4000</text:p>
          </table:table-cell>
          <table:table-cell table:style-name="Default"/>
          <table:table-cell table:style-name="ce1" office:value-type="string">
            <text:p>N=500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2" office:value-type="string">
            <text:p>Comparisons (n=1000)</text:p>
          </table:table-cell>
          <table:table-cell table:style-name="ce2" office:value-type="string">
            <text:p>Moves (n=1000)</text:p>
          </table:table-cell>
          <table:table-cell table:style-name="ce2" office:value-type="string">
            <text:p>Comparisons (n=2000)</text:p>
          </table:table-cell>
          <table:table-cell table:style-name="ce2" office:value-type="string">
            <text:p>Moves (n=2000)</text:p>
          </table:table-cell>
          <table:table-cell table:style-name="ce2" office:value-type="string">
            <text:p>Comparisons (n=3000)</text:p>
          </table:table-cell>
          <table:table-cell table:style-name="ce2" office:value-type="string">
            <text:p>Moves (n=3000)</text:p>
          </table:table-cell>
          <table:table-cell table:style-name="ce2" office:value-type="string">
            <text:p>Comparisons (n=4000)</text:p>
          </table:table-cell>
          <table:table-cell table:style-name="ce2" office:value-type="string">
            <text:p>Moves (n=4000)</text:p>
          </table:table-cell>
          <table:table-cell table:style-name="ce2" office:value-type="string">
            <text:p>Comparisons (n=5000)</text:p>
          </table:table-cell>
          <table:table-cell table:style-name="ce2" office:value-type="string">
            <text:p>Moves (n=5000)</text:p>
          </table:table-cell>
        </table:table-row>
        <table:table-row table:style-name="ro2">
          <table:table-cell/>
          <table:table-cell table:style-name="ce1" office:value-type="string">
            <text:p>Random</text:p>
          </table:table-cell>
          <table:table-cell office:value-type="float" office:value="32360">
            <text:p>32,360</text:p>
          </table:table-cell>
          <table:table-cell office:value-type="float" office:value="20290">
            <text:p>20,290</text:p>
          </table:table-cell>
          <table:table-cell office:value-type="float" office:value="70758">
            <text:p>70,758</text:p>
          </table:table-cell>
          <table:table-cell table:style-name="ce4" office:value-type="float" office:value="44546">
            <text:p>44,546</text:p>
          </table:table-cell>
          <table:table-cell office:value-type="float" office:value="111768">
            <text:p>111,768</text:p>
          </table:table-cell>
          <table:table-cell office:value-type="float" office:value="70446">
            <text:p>70,446</text:p>
          </table:table-cell>
          <table:table-cell office:value-type="float" office:value="153540">
            <text:p>153,540</text:p>
          </table:table-cell>
          <table:table-cell office:value-type="float" office:value="97149">
            <text:p>97,149</text:p>
          </table:table-cell>
          <table:table-cell office:value-type="float" office:value="197264">
            <text:p>197,264</text:p>
          </table:table-cell>
          <table:table-cell office:value-type="float" office:value="124744">
            <text:p>124,744</text:p>
          </table:table-cell>
        </table:table-row>
        <table:table-row table:style-name="ro2">
          <table:table-cell/>
          <table:table-cell table:style-name="ce1" office:value-type="string">
            <text:p>Worst</text:p>
          </table:table-cell>
          <table:table-cell office:value-type="float" office:value="25060">
            <text:p>25,060</text:p>
          </table:table-cell>
          <table:table-cell office:value-type="float" office:value="20951">
            <text:p>20,951</text:p>
          </table:table-cell>
          <table:table-cell office:value-type="float" office:value="54124">
            <text:p>54,124</text:p>
          </table:table-cell>
          <table:table-cell table:style-name="ce4" office:value-type="float" office:value="45903">
            <text:p>45,903</text:p>
          </table:table-cell>
          <table:table-cell office:value-type="float" office:value="86052">
            <text:p>86,052</text:p>
          </table:table-cell>
          <table:table-cell office:value-type="float" office:value="72807">
            <text:p>72,807</text:p>
          </table:table-cell>
          <table:table-cell office:value-type="float" office:value="116252">
            <text:p>116,252</text:p>
          </table:table-cell>
          <table:table-cell office:value-type="float" office:value="99807">
            <text:p>99,807</text:p>
          </table:table-cell>
          <table:table-cell office:value-type="float" office:value="150812">
            <text:p>150,812</text:p>
          </table:table-cell>
          <table:table-cell office:value-type="float" office:value="128615">
            <text:p>128,615</text:p>
          </table:table-cell>
        </table:table-row>
        <table:table-row table:style-name="ro2">
          <table:table-cell/>
          <table:table-cell table:style-name="ce1" office:value-type="string">
            <text:p>Best</text:p>
          </table:table-cell>
          <table:table-cell office:value-type="float" office:value="24836">
            <text:p>24,836</text:p>
          </table:table-cell>
          <table:table-cell office:value-type="float" office:value="15907">
            <text:p>15,907</text:p>
          </table:table-cell>
          <table:table-cell office:value-type="float" office:value="53676">
            <text:p>53,676</text:p>
          </table:table-cell>
          <table:table-cell table:style-name="ce4" office:value-type="float" office:value="34815">
            <text:p>34,815</text:p>
          </table:table-cell>
          <table:table-cell office:value-type="float" office:value="83556">
            <text:p>83,556</text:p>
          </table:table-cell>
          <table:table-cell office:value-type="float" office:value="54731">
            <text:p>54,731</text:p>
          </table:table-cell>
          <table:table-cell office:value-type="float" office:value="115356">
            <text:p>115,356</text:p>
          </table:table-cell>
          <table:table-cell office:value-type="float" office:value="75631">
            <text:p>75,631</text:p>
          </table:table-cell>
          <table:table-cell office:value-type="float" office:value="146412">
            <text:p>146,412</text:p>
          </table:table-cell>
          <table:table-cell office:value-type="float" office:value="96611">
            <text:p>96,611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>
            <draw:frame table:end-cell-address="Merge.L26" table:end-x="0.0654in" table:end-y="0.0311in" draw:z-index="0" draw:style-name="gr1" svg:width="7.2402in" svg:height="3.2102in" svg:x="0.8567in" svg:y="0.0213in">
              <draw:object draw:notify-on-update-of-ranges="Merge.B3:Merge.B5 Merge.C2:Merge.C2 Merge.C3:Merge.C5 Merge.D2:Merge.D2 Merge.D3:Merge.D5 Merge.E2:Merge.E2 Merge.E3:Merge.E5 Merge.F2:Merge.F2 Merge.F3:Merge.F5 Merge.G2:Merge.G2 Merge.G3:Merge.G5 Merge.H2:Merge.H2 Merge.H3:Merge.H5 Merge.I2:Merge.I2 Merge.I3:Merge.I5 Merge.J2:Merge.J2 Merge.J3:Merge.J5 Merge.K2:Merge.K2 Merge.K3:Merge.K5 Merge.L2:Merge.L2 Merge.L3:Merge.L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Default" table:number-columns-repeated="2"/>
          <table:table-cell/>
          <table:table-cell table:style-name="Default" table:number-columns-repeated="6"/>
        </table:table-row>
      </table:table>
      <table:table table:name="Quick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/>
          <table:table-cell/>
          <table:table-cell table:style-name="ce1" office:value-type="string">
            <text:p>N=1000</text:p>
          </table:table-cell>
          <table:table-cell table:style-name="ce1"/>
          <table:table-cell table:style-name="ce1" office:value-type="string">
            <text:p>N=2000</text:p>
          </table:table-cell>
          <table:table-cell/>
          <table:table-cell table:style-name="ce1" office:value-type="string">
            <text:p>N=3000</text:p>
          </table:table-cell>
          <table:table-cell/>
          <table:table-cell table:style-name="ce1" office:value-type="string">
            <text:p>N=4000</text:p>
          </table:table-cell>
          <table:table-cell/>
          <table:table-cell table:style-name="ce1" office:value-type="string">
            <text:p>N=5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Comparisons (n=1000)</text:p>
          </table:table-cell>
          <table:table-cell table:style-name="ce2" office:value-type="string">
            <text:p>Moves (n=1000)</text:p>
          </table:table-cell>
          <table:table-cell table:style-name="ce2" office:value-type="string">
            <text:p>Comparisons (n=2000)</text:p>
          </table:table-cell>
          <table:table-cell table:style-name="ce2" office:value-type="string">
            <text:p>Moves (n=2000)</text:p>
          </table:table-cell>
          <table:table-cell table:style-name="ce2" office:value-type="string">
            <text:p>Comparisons (n=3000)</text:p>
          </table:table-cell>
          <table:table-cell table:style-name="ce2" office:value-type="string">
            <text:p>Moves (n=3000)</text:p>
          </table:table-cell>
          <table:table-cell table:style-name="ce2" office:value-type="string">
            <text:p>Comparisons (n=4000)</text:p>
          </table:table-cell>
          <table:table-cell table:style-name="ce2" office:value-type="string">
            <text:p>Moves (n=4000)</text:p>
          </table:table-cell>
          <table:table-cell table:style-name="ce2" office:value-type="string">
            <text:p>Comparisons (n=5000)</text:p>
          </table:table-cell>
          <table:table-cell table:style-name="ce2" office:value-type="string">
            <text:p>Moves (n=5000)</text:p>
          </table:table-cell>
        </table:table-row>
        <table:table-row table:style-name="ro2">
          <table:table-cell/>
          <table:table-cell table:style-name="ce1" office:value-type="string">
            <text:p>Random</text:p>
          </table:table-cell>
          <table:table-cell office:value-type="float" office:value="33969">
            <text:p>33,969</text:p>
          </table:table-cell>
          <table:table-cell office:value-type="float" office:value="7212">
            <text:p>7,212</text:p>
          </table:table-cell>
          <table:table-cell office:value-type="float" office:value="76281">
            <text:p>76,281</text:p>
          </table:table-cell>
          <table:table-cell table:style-name="ce4" office:value-type="float" office:value="15729">
            <text:p>15,729</text:p>
          </table:table-cell>
          <table:table-cell office:value-type="float" office:value="120259">
            <text:p>120,259</text:p>
          </table:table-cell>
          <table:table-cell table:style-name="ce4" office:value-type="float" office:value="24903">
            <text:p>24,903</text:p>
          </table:table-cell>
          <table:table-cell office:value-type="float" office:value="161415">
            <text:p>161,415</text:p>
          </table:table-cell>
          <table:table-cell table:style-name="ce4" office:value-type="float" office:value="34872">
            <text:p>34,872</text:p>
          </table:table-cell>
          <table:table-cell office:value-type="float" office:value="212085">
            <text:p>212,085</text:p>
          </table:table-cell>
          <table:table-cell table:style-name="ce4" office:value-type="float" office:value="44508">
            <text:p>44,508</text:p>
          </table:table-cell>
        </table:table-row>
        <table:table-row table:style-name="ro2">
          <table:table-cell/>
          <table:table-cell table:style-name="ce1" office:value-type="string">
            <text:p>Worst</text:p>
          </table:table-cell>
          <table:table-cell office:value-type="float" office:value="1004995">
            <text:p>1,004,995</text:p>
          </table:table-cell>
          <table:table-cell office:value-type="float" office:value="2997">
            <text:p>2,997</text:p>
          </table:table-cell>
          <table:table-cell office:value-type="float" office:value="4009995">
            <text:p>4,009,995</text:p>
          </table:table-cell>
          <table:table-cell table:style-name="ce4" office:value-type="float" office:value="5997">
            <text:p>5,997</text:p>
          </table:table-cell>
          <table:table-cell office:value-type="float" office:value="9014995">
            <text:p>9,014,995</text:p>
          </table:table-cell>
          <table:table-cell table:style-name="ce4" office:value-type="float" office:value="8997">
            <text:p>8,997</text:p>
          </table:table-cell>
          <table:table-cell office:value-type="float" office:value="16019995">
            <text:p>16,019,995</text:p>
          </table:table-cell>
          <table:table-cell table:style-name="ce4" office:value-type="float" office:value="11997">
            <text:p>11,997</text:p>
          </table:table-cell>
          <table:table-cell office:value-type="float" office:value="25024995">
            <text:p>25,024,995</text:p>
          </table:table-cell>
          <table:table-cell table:style-name="ce4" office:value-type="float" office:value="14997">
            <text:p>14,997</text:p>
          </table:table-cell>
        </table:table-row>
        <table:table-row table:style-name="ro2">
          <table:table-cell/>
          <table:table-cell table:style-name="ce1" office:value-type="string">
            <text:p>Best</text:p>
          </table:table-cell>
          <table:table-cell office:value-type="float" office:value="1004995">
            <text:p>1,004,995</text:p>
          </table:table-cell>
          <table:table-cell office:value-type="float" office:value="2997">
            <text:p>2,997</text:p>
          </table:table-cell>
          <table:table-cell office:value-type="float" office:value="4009995">
            <text:p>4,009,995</text:p>
          </table:table-cell>
          <table:table-cell table:style-name="ce4" office:value-type="float" office:value="5997">
            <text:p>5,997</text:p>
          </table:table-cell>
          <table:table-cell office:value-type="float" office:value="9014995">
            <text:p>9,014,995</text:p>
          </table:table-cell>
          <table:table-cell table:style-name="ce4" office:value-type="float" office:value="8997">
            <text:p>8,997</text:p>
          </table:table-cell>
          <table:table-cell office:value-type="float" office:value="16019995">
            <text:p>16,019,995</text:p>
          </table:table-cell>
          <table:table-cell table:style-name="ce4" office:value-type="float" office:value="11997">
            <text:p>11,997</text:p>
          </table:table-cell>
          <table:table-cell office:value-type="float" office:value="25024995">
            <text:p>25,024,995</text:p>
          </table:table-cell>
          <table:table-cell table:style-name="ce4" office:value-type="float" office:value="14997">
            <text:p>14,997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>
            <draw:frame table:end-cell-address="Quick.K26" table:end-x="0.889in" table:end-y="0.0067in" draw:z-index="0" draw:style-name="gr1" svg:width="8.0417in" svg:height="3.1858in" svg:x="0.8787in" svg:y="0.0213in">
              <draw:object draw:notify-on-update-of-ranges="Quick.B3:Quick.B5 Quick.C2:Quick.C2 Quick.C3:Quick.C5 Quick.D2:Quick.D2 Quick.D3:Quick.D5 Quick.E2:Quick.E2 Quick.E3:Quick.E5 Quick.F2:Quick.F2 Quick.F3:Quick.F5 Quick.G2:Quick.G2 Quick.G3:Quick.G5 Quick.H2:Quick.H2 Quick.H3:Quick.H5 Quick.I2:Quick.I2 Quick.I3:Quick.I5 Quick.J2:Quick.J2 Quick.J3:Quick.J5 Quick.K2:Quick.K2 Quick.K3:Quick.K5 Quick.L2:Quick.L2 Quick.L3:Quick.L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Size 30 Random" table:style-name="ta1" table:print="false">
        <table:table-column table:style-name="co1" table:default-cell-style-name="ce1"/>
        <table:table-column table:style-name="co1" table:number-columns-repeated="2" table:default-cell-style-name="ce4"/>
        <table:table-column table:style-name="co4" table:number-columns-repeated="4" table:default-cell-style-name="Default"/>
        <table:table-row table:style-name="ro1">
          <table:table-cell table:style-name="Default"/>
          <table:table-cell table:style-name="ce1" office:value-type="string">
            <text:p>N=3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Default"/>
          <table:table-cell table:style-name="ce2" office:value-type="string">
            <text:p>Comparisons (n=1000)</text:p>
          </table:table-cell>
          <table:table-cell table:style-name="ce2" office:value-type="string">
            <text:p>Moves (n=30)</text:p>
          </table:table-cell>
          <table:table-cell table:number-columns-repeated="3"/>
          <table:table-cell>
            <draw:frame table:end-cell-address="'Size 30 Random'.S38" table:end-x="0.6303in" table:end-y="0.0839in" draw:z-index="0" draw:style-name="gr1" svg:width="10.6209in" svg:height="6.3583in" svg:x="0.676in" svg:y="0.1256in">
              <draw:object draw:notify-on-update-of-ranges="'Size 30 Random'.A3:'Size 30 Random'.A7 'Size 30 Random'.B2:'Size 30 Random'.B2 'Size 30 Random'.B3:'Size 30 Random'.B7 'Size 30 Random'.C2:'Size 30 Random'.C2 'Size 30 Random'.C3:'Size 30 Random'.C7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string">
            <text:p>Selection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>
            <text:p>Insertion</text:p>
          </table:table-cell>
          <table:table-cell table:number-columns-repeated="6"/>
        </table:table-row>
        <table:table-row table:style-name="ro1">
          <table:table-cell office:value-type="string">
            <text:p>Bubble</text:p>
          </table:table-cell>
          <table:table-cell table:number-columns-repeated="6"/>
        </table:table-row>
        <table:table-row table:style-name="ro1">
          <table:table-cell office:value-type="string">
            <text:p>Merge</text:p>
          </table:table-cell>
          <table:table-cell table:number-columns-repeated="6"/>
        </table:table-row>
        <table:table-row table:style-name="ro1">
          <table:table-cell office:value-type="string">
            <text:p>Quick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29T16:14:46</meta:creation-date>
    <dc:date>2014-03-19T18:00:30</dc:date>
    <meta:editing-duration>PT3H5M32S</meta:editing-duration>
    <meta:editing-cycles>14</meta:editing-cycles>
    <meta:generator>LibreOffice/3.5$Linux_X86_64 LibreOffice_project/350m1$Build-2</meta:generator>
    <dc:creator>Jeremy Florence</dc:creator>
    <meta:document-statistic meta:table-count="9" meta:cell-count="311" meta:object-count="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579d1c"/>
      <style:text-properties fo:font-size="6pt" style:font-size-asian="6pt" style:font-size-complex="6pt"/>
    </style:style>
    <style:style style:name="ch12" style:family="chart" style:data-style-name="N0">
      <style:graphic-properties draw:fill-color="#7e0021"/>
      <style:text-properties fo:font-size="6pt" style:font-size-asian="6pt" style:font-size-complex="6pt"/>
    </style:style>
    <style:style style:name="ch13" style:family="chart" style:data-style-name="N0">
      <style:graphic-properties draw:fill-color="#83caff"/>
      <style:text-properties fo:font-size="6pt" style:font-size-asian="6pt" style:font-size-complex="6pt"/>
    </style:style>
    <style:style style:name="ch14" style:family="chart" style:data-style-name="N0">
      <style:graphic-properties draw:fill-color="#314004"/>
      <style:text-properties fo:font-size="6pt" style:font-size-asian="6pt" style:font-size-complex="6pt"/>
    </style:style>
    <style:style style:name="ch15" style:family="chart" style:data-style-name="N0">
      <style:graphic-properties draw:fill-color="#aecf00"/>
      <style:text-properties fo:font-size="6pt" style:font-size-asian="6pt" style:font-size-complex="6pt"/>
    </style:style>
    <style:style style:name="ch16" style:family="chart" style:data-style-name="N0">
      <style:graphic-properties draw:fill-color="#4b1f6f"/>
      <style:text-properties fo:font-size="6pt" style:font-size-asian="6pt" style:font-size-complex="6pt"/>
    </style:style>
    <style:style style:name="ch17" style:family="chart" style:data-style-name="N0"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617cm" svg:height="9.017cm" xlink:href=".." xlink:type="simple" chart:class="chart:bar" chart:style-name="ch1">
        <chart:title svg:x="9.013cm" svg:y="0.182cm" chart:style-name="ch2">
          <text:p>Sort Comparison - Random</text:p>
        </chart:title>
        <chart:legend chart:legend-position="end" svg:x="19.464cm" svg:y="2.539cm" style:legend-expansion="high" chart:style-name="ch3"/>
        <chart:plot-area chart:style-name="ch4" table:cell-range-address="Random.B2:Random.L7" chart:data-source-has-labels="both" svg:x="0.472cm" svg:y="0.85cm" svg:width="18.518cm" svg:height="7.802cm">
          <chartooo:coordinate-region svg:x="1.041cm" svg:y="1.011cm" svg:width="17.949cm" svg:height="7.073cm"/>
          <chart:axis chart:dimension="x" chart:name="primary-x" chart:style-name="ch5" chartooo:axis-type="text">
            <chart:categories table:cell-range-address="Random.B3:Random.B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andom.C3:Random.C7" chart:label-cell-address="Random.C2:Random.C2" chart:class="chart:bar">
            <chart:data-point chart:repeated="5"/>
          </chart:series>
          <chart:series chart:style-name="ch9" chart:values-cell-range-address="Random.D3:Random.D7" chart:label-cell-address="Random.D2:Random.D2" chart:class="chart:bar">
            <chart:data-point chart:repeated="5"/>
          </chart:series>
          <chart:series chart:style-name="ch10" chart:values-cell-range-address="Random.E3:Random.E7" chart:label-cell-address="Random.E2:Random.E2" chart:class="chart:bar">
            <chart:data-point chart:repeated="5"/>
          </chart:series>
          <chart:series chart:style-name="ch11" chart:values-cell-range-address="Random.F3:Random.F7" chart:label-cell-address="Random.F2:Random.F2" chart:class="chart:bar">
            <chart:data-point chart:repeated="5"/>
          </chart:series>
          <chart:series chart:style-name="ch12" chart:values-cell-range-address="Random.G3:Random.G7" chart:label-cell-address="Random.G2:Random.G2" chart:class="chart:bar">
            <chart:data-point chart:repeated="5"/>
          </chart:series>
          <chart:series chart:style-name="ch13" chart:values-cell-range-address="Random.H3:Random.H7" chart:label-cell-address="Random.H2:Random.H2" chart:class="chart:bar">
            <chart:data-point chart:repeated="5"/>
          </chart:series>
          <chart:series chart:style-name="ch14" chart:values-cell-range-address="Random.I3:Random.I7" chart:label-cell-address="Random.I2:Random.I2" chart:class="chart:bar">
            <chart:data-point chart:repeated="5"/>
          </chart:series>
          <chart:series chart:style-name="ch15" chart:values-cell-range-address="Random.J3:Random.J7" chart:label-cell-address="Random.J2:Random.J2" chart:class="chart:bar">
            <chart:data-point chart:repeated="5"/>
          </chart:series>
          <chart:series chart:style-name="ch16" chart:values-cell-range-address="Random.K3:Random.K7" chart:label-cell-address="Random.K2:Random.K2" chart:class="chart:bar">
            <chart:data-point chart:repeated="5"/>
          </chart:series>
          <chart:series chart:style-name="ch17" chart:values-cell-range-address="Random.L3:Random.L7" chart:label-cell-address="Random.L2:Random.L2" chart:class="chart:ba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Random.C2:Random.C2</svg:desc>
                </draw:g>
              </table:table-cell>
              <table:table-cell office:value-type="string">
                <text:p>Moves (n=1000)</text:p>
                <draw:g>
                  <svg:desc>Random.D2:Random.D2</svg:desc>
                </draw:g>
              </table:table-cell>
              <table:table-cell office:value-type="string">
                <text:p>Comparisons (n=2000)</text:p>
                <draw:g>
                  <svg:desc>Random.E2:Random.E2</svg:desc>
                </draw:g>
              </table:table-cell>
              <table:table-cell office:value-type="string">
                <text:p>Moves (n=2000)</text:p>
                <draw:g>
                  <svg:desc>Random.F2:Random.F2</svg:desc>
                </draw:g>
              </table:table-cell>
              <table:table-cell office:value-type="string">
                <text:p>Comparisons (n=3000)</text:p>
                <draw:g>
                  <svg:desc>Random.G2:Random.G2</svg:desc>
                </draw:g>
              </table:table-cell>
              <table:table-cell office:value-type="string">
                <text:p>Moves (n=3000)</text:p>
                <draw:g>
                  <svg:desc>Random.H2:Random.H2</svg:desc>
                </draw:g>
              </table:table-cell>
              <table:table-cell office:value-type="string">
                <text:p>Comparisons (n=4000)</text:p>
                <draw:g>
                  <svg:desc>Random.I2:Random.I2</svg:desc>
                </draw:g>
              </table:table-cell>
              <table:table-cell office:value-type="string">
                <text:p>Moves (n=4000)</text:p>
                <draw:g>
                  <svg:desc>Random.J2:Random.J2</svg:desc>
                </draw:g>
              </table:table-cell>
              <table:table-cell office:value-type="string">
                <text:p>Comparisons (n=5000)</text:p>
                <draw:g>
                  <svg:desc>Random.K2:Random.K2</svg:desc>
                </draw:g>
              </table:table-cell>
              <table:table-cell office:value-type="string">
                <text:p>Moves (n=5000)</text:p>
                <draw:g>
                  <svg:desc>Random.L2:Random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Random.B3:Random.B7</svg:desc>
                </draw:g>
              </table:table-cell>
              <table:table-cell office:value-type="float" office:value="NaN">
                <text:p>NaN</text:p>
                <draw:g>
                  <svg:desc>Random.C3:Random.C7</svg:desc>
                </draw:g>
              </table:table-cell>
              <table:table-cell office:value-type="float" office:value="NaN">
                <text:p>NaN</text:p>
                <draw:g>
                  <svg:desc>Random.D3:Random.D7</svg:desc>
                </draw:g>
              </table:table-cell>
              <table:table-cell office:value-type="float" office:value="NaN">
                <text:p>NaN</text:p>
                <draw:g>
                  <svg:desc>Random.E3:Random.E7</svg:desc>
                </draw:g>
              </table:table-cell>
              <table:table-cell office:value-type="float" office:value="NaN">
                <text:p>NaN</text:p>
                <draw:g>
                  <svg:desc>Random.F3:Random.F7</svg:desc>
                </draw:g>
              </table:table-cell>
              <table:table-cell office:value-type="float" office:value="NaN">
                <text:p>NaN</text:p>
                <draw:g>
                  <svg:desc>Random.G3:Random.G7</svg:desc>
                </draw:g>
              </table:table-cell>
              <table:table-cell office:value-type="float" office:value="NaN">
                <text:p>NaN</text:p>
                <draw:g>
                  <svg:desc>Random.H3:Random.H7</svg:desc>
                </draw:g>
              </table:table-cell>
              <table:table-cell office:value-type="float" office:value="NaN">
                <text:p>NaN</text:p>
                <draw:g>
                  <svg:desc>Random.I3:Random.I7</svg:desc>
                </draw:g>
              </table:table-cell>
              <table:table-cell office:value-type="float" office:value="NaN">
                <text:p>NaN</text:p>
                <draw:g>
                  <svg:desc>Random.J3:Random.J7</svg:desc>
                </draw:g>
              </table:table-cell>
              <table:table-cell office:value-type="float" office:value="NaN">
                <text:p>NaN</text:p>
                <draw:g>
                  <svg:desc>Random.K3:Random.K7</svg:desc>
                </draw:g>
              </table:table-cell>
              <table:table-cell office:value-type="float" office:value="NaN">
                <text:p>NaN</text:p>
                <draw:g>
                  <svg:desc>Random.L3:Random.L7</svg:desc>
                </draw:g>
              </table:table-cell>
            </table:table-row>
            <table:table-row>
              <table:table-cell office:value-type="string">
                <text:p>Inser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ubbl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g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ic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579d1c"/>
      <style:text-properties fo:font-size="6pt" style:font-size-asian="6pt" style:font-size-complex="6pt"/>
    </style:style>
    <style:style style:name="ch12" style:family="chart" style:data-style-name="N0">
      <style:graphic-properties draw:fill-color="#7e0021"/>
      <style:text-properties fo:font-size="6pt" style:font-size-asian="6pt" style:font-size-complex="6pt"/>
    </style:style>
    <style:style style:name="ch13" style:family="chart" style:data-style-name="N0">
      <style:graphic-properties draw:fill-color="#83caff"/>
      <style:text-properties fo:font-size="6pt" style:font-size-asian="6pt" style:font-size-complex="6pt"/>
    </style:style>
    <style:style style:name="ch14" style:family="chart" style:data-style-name="N0">
      <style:graphic-properties draw:fill-color="#314004"/>
      <style:text-properties fo:font-size="6pt" style:font-size-asian="6pt" style:font-size-complex="6pt"/>
    </style:style>
    <style:style style:name="ch15" style:family="chart" style:data-style-name="N0">
      <style:graphic-properties draw:fill-color="#aecf00"/>
      <style:text-properties fo:font-size="6pt" style:font-size-asian="6pt" style:font-size-complex="6pt"/>
    </style:style>
    <style:style style:name="ch16" style:family="chart" style:data-style-name="N0">
      <style:graphic-properties draw:fill-color="#4b1f6f"/>
      <style:text-properties fo:font-size="6pt" style:font-size-asian="6pt" style:font-size-complex="6pt"/>
    </style:style>
    <style:style style:name="ch17" style:family="chart" style:data-style-name="N0"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363cm" svg:height="8.521cm" xlink:href=".." xlink:type="simple" chart:class="chart:bar" chart:style-name="ch1">
        <chart:title svg:x="9.799cm" svg:y="0.176cm" chart:style-name="ch2">
          <text:p>Sort Comparison Worst</text:p>
        </chart:title>
        <chart:legend chart:legend-position="end" svg:x="20.195cm" svg:y="2.291cm" style:legend-expansion="high" chart:style-name="ch3"/>
        <chart:plot-area chart:style-name="ch4" table:cell-range-address="Worst.B2:Worst.L7" chart:data-source-has-labels="both" svg:x="0.486cm" svg:y="0.828cm" svg:width="19.222cm" svg:height="7.349cm">
          <chartooo:coordinate-region svg:x="1.055cm" svg:y="0.988cm" svg:width="18.653cm" svg:height="6.621cm"/>
          <chart:axis chart:dimension="x" chart:name="primary-x" chart:style-name="ch5" chartooo:axis-type="text">
            <chart:categories table:cell-range-address="Worst.B3:Worst.B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orst.C3:Worst.C7" chart:label-cell-address="Worst.C2:Worst.C2" chart:class="chart:bar">
            <chart:data-point chart:repeated="5"/>
          </chart:series>
          <chart:series chart:style-name="ch9" chart:values-cell-range-address="Worst.D3:Worst.D7" chart:label-cell-address="Worst.D2:Worst.D2" chart:class="chart:bar">
            <chart:data-point chart:repeated="5"/>
          </chart:series>
          <chart:series chart:style-name="ch10" chart:values-cell-range-address="Worst.E3:Worst.E7" chart:label-cell-address="Worst.E2:Worst.E2" chart:class="chart:bar">
            <chart:data-point chart:repeated="5"/>
          </chart:series>
          <chart:series chart:style-name="ch11" chart:values-cell-range-address="Worst.F3:Worst.F7" chart:label-cell-address="Worst.F2:Worst.F2" chart:class="chart:bar">
            <chart:data-point chart:repeated="5"/>
          </chart:series>
          <chart:series chart:style-name="ch12" chart:values-cell-range-address="Worst.G3:Worst.G7" chart:label-cell-address="Worst.G2:Worst.G2" chart:class="chart:bar">
            <chart:data-point chart:repeated="5"/>
          </chart:series>
          <chart:series chart:style-name="ch13" chart:values-cell-range-address="Worst.H3:Worst.H7" chart:label-cell-address="Worst.H2:Worst.H2" chart:class="chart:bar">
            <chart:data-point chart:repeated="5"/>
          </chart:series>
          <chart:series chart:style-name="ch14" chart:values-cell-range-address="Worst.I3:Worst.I7" chart:label-cell-address="Worst.I2:Worst.I2" chart:class="chart:bar">
            <chart:data-point chart:repeated="5"/>
          </chart:series>
          <chart:series chart:style-name="ch15" chart:values-cell-range-address="Worst.J3:Worst.J7" chart:label-cell-address="Worst.J2:Worst.J2" chart:class="chart:bar">
            <chart:data-point chart:repeated="5"/>
          </chart:series>
          <chart:series chart:style-name="ch16" chart:values-cell-range-address="Worst.K3:Worst.K7" chart:label-cell-address="Worst.K2:Worst.K2" chart:class="chart:bar">
            <chart:data-point chart:repeated="5"/>
          </chart:series>
          <chart:series chart:style-name="ch17" chart:values-cell-range-address="Worst.L3:Worst.L7" chart:label-cell-address="Worst.L2:Worst.L2" chart:class="chart:ba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Worst.C2:Worst.C2</svg:desc>
                </draw:g>
              </table:table-cell>
              <table:table-cell office:value-type="string">
                <text:p>Moves (n=1000)</text:p>
                <draw:g>
                  <svg:desc>Worst.D2:Worst.D2</svg:desc>
                </draw:g>
              </table:table-cell>
              <table:table-cell office:value-type="string">
                <text:p>Comparisons (n=2000)</text:p>
                <draw:g>
                  <svg:desc>Worst.E2:Worst.E2</svg:desc>
                </draw:g>
              </table:table-cell>
              <table:table-cell office:value-type="string">
                <text:p>Moves (n=2000)</text:p>
                <draw:g>
                  <svg:desc>Worst.F2:Worst.F2</svg:desc>
                </draw:g>
              </table:table-cell>
              <table:table-cell office:value-type="string">
                <text:p>Comparisons (n=3000)</text:p>
                <draw:g>
                  <svg:desc>Worst.G2:Worst.G2</svg:desc>
                </draw:g>
              </table:table-cell>
              <table:table-cell office:value-type="string">
                <text:p>Moves (n=3000)</text:p>
                <draw:g>
                  <svg:desc>Worst.H2:Worst.H2</svg:desc>
                </draw:g>
              </table:table-cell>
              <table:table-cell office:value-type="string">
                <text:p>Comparisons (n=4000)</text:p>
                <draw:g>
                  <svg:desc>Worst.I2:Worst.I2</svg:desc>
                </draw:g>
              </table:table-cell>
              <table:table-cell office:value-type="string">
                <text:p>Moves (n=4000)</text:p>
                <draw:g>
                  <svg:desc>Worst.J2:Worst.J2</svg:desc>
                </draw:g>
              </table:table-cell>
              <table:table-cell office:value-type="string">
                <text:p>Comparisons (n=5000)</text:p>
                <draw:g>
                  <svg:desc>Worst.K2:Worst.K2</svg:desc>
                </draw:g>
              </table:table-cell>
              <table:table-cell office:value-type="string">
                <text:p>Moves (n=5000)</text:p>
                <draw:g>
                  <svg:desc>Worst.L2:Worst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Worst.B3:Worst.B7</svg:desc>
                </draw:g>
              </table:table-cell>
              <table:table-cell office:value-type="float" office:value="NaN">
                <text:p>NaN</text:p>
                <draw:g>
                  <svg:desc>Worst.C3:Worst.C7</svg:desc>
                </draw:g>
              </table:table-cell>
              <table:table-cell office:value-type="float" office:value="NaN">
                <text:p>NaN</text:p>
                <draw:g>
                  <svg:desc>Worst.D3:Worst.D7</svg:desc>
                </draw:g>
              </table:table-cell>
              <table:table-cell office:value-type="float" office:value="NaN">
                <text:p>NaN</text:p>
                <draw:g>
                  <svg:desc>Worst.E3:Worst.E7</svg:desc>
                </draw:g>
              </table:table-cell>
              <table:table-cell office:value-type="float" office:value="NaN">
                <text:p>NaN</text:p>
                <draw:g>
                  <svg:desc>Worst.F3:Worst.F7</svg:desc>
                </draw:g>
              </table:table-cell>
              <table:table-cell office:value-type="float" office:value="NaN">
                <text:p>NaN</text:p>
                <draw:g>
                  <svg:desc>Worst.G3:Worst.G7</svg:desc>
                </draw:g>
              </table:table-cell>
              <table:table-cell office:value-type="float" office:value="NaN">
                <text:p>NaN</text:p>
                <draw:g>
                  <svg:desc>Worst.H3:Worst.H7</svg:desc>
                </draw:g>
              </table:table-cell>
              <table:table-cell office:value-type="float" office:value="NaN">
                <text:p>NaN</text:p>
                <draw:g>
                  <svg:desc>Worst.I3:Worst.I7</svg:desc>
                </draw:g>
              </table:table-cell>
              <table:table-cell office:value-type="float" office:value="NaN">
                <text:p>NaN</text:p>
                <draw:g>
                  <svg:desc>Worst.J3:Worst.J7</svg:desc>
                </draw:g>
              </table:table-cell>
              <table:table-cell office:value-type="float" office:value="NaN">
                <text:p>NaN</text:p>
                <draw:g>
                  <svg:desc>Worst.K3:Worst.K7</svg:desc>
                </draw:g>
              </table:table-cell>
              <table:table-cell office:value-type="float" office:value="NaN">
                <text:p>NaN</text:p>
                <draw:g>
                  <svg:desc>Worst.L3:Worst.L7</svg:desc>
                </draw:g>
              </table:table-cell>
            </table:table-row>
            <table:table-row>
              <table:table-cell office:value-type="string">
                <text:p>Inser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ubbl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g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ic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3">
      <style:graphic-properties draw:fill-color="#579d1c"/>
      <style:text-properties fo:font-size="6pt" style:font-size-asian="6pt" style:font-size-complex="6pt"/>
    </style:style>
    <style:style style:name="ch12" style:family="chart" style:data-style-name="N0"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graphic-properties draw:fill-color="#83caff"/>
      <style:text-properties fo:font-size="6pt" style:font-size-asian="6pt" style:font-size-complex="6pt"/>
    </style:style>
    <style:style style:name="ch14" style:family="chart" style:data-style-name="N0">
      <style:graphic-properties draw:fill-color="#314004"/>
      <style:text-properties fo:font-size="6pt" style:font-size-asian="6pt" style:font-size-complex="6pt"/>
    </style:style>
    <style:style style:name="ch15" style:family="chart" style:data-style-name="N3">
      <style:graphic-properties draw:fill-color="#aecf00"/>
      <style:text-properties fo:font-size="6pt" style:font-size-asian="6pt" style:font-size-complex="6pt"/>
    </style:style>
    <style:style style:name="ch16" style:family="chart" style:data-style-name="N0">
      <style:graphic-properties draw:fill-color="#4b1f6f"/>
      <style:text-properties fo:font-size="6pt" style:font-size-asian="6pt" style:font-size-complex="6pt"/>
    </style:style>
    <style:style style:name="ch17" style:family="chart" style:data-style-name="N3"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511cm" svg:height="9.647cm" xlink:href=".." xlink:type="simple" chart:class="chart:bar" chart:style-name="ch1">
        <chart:title svg:x="8.401cm" svg:y="0.198cm" chart:style-name="ch2">
          <text:p>Sort Comparison Best Case</text:p>
        </chart:title>
        <chart:legend chart:legend-position="end" svg:x="18.38cm" svg:y="2.853cm" style:legend-expansion="high" chart:style-name="ch3"/>
        <chart:plot-area chart:style-name="ch4" table:cell-range-address="Best.B2:Best.L7" chart:data-source-has-labels="both" svg:x="0.449cm" svg:y="0.874cm" svg:width="17.481cm" svg:height="8.387cm">
          <chartooo:coordinate-region svg:x="1.018cm" svg:y="1.035cm" svg:width="16.912cm" svg:height="7.658cm"/>
          <chart:axis chart:dimension="x" chart:name="primary-x" chart:style-name="ch5" chartooo:axis-type="text">
            <chart:categories table:cell-range-address="Best.B3:Best.B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st.C3:Best.C7" chart:label-cell-address="Best.C2:Best.C2" chart:class="chart:bar">
            <chart:data-point chart:repeated="5"/>
          </chart:series>
          <chart:series chart:style-name="ch9" chart:values-cell-range-address="Best.D3:Best.D7" chart:label-cell-address="Best.D2:Best.D2" chart:class="chart:bar">
            <chart:data-point chart:repeated="5"/>
          </chart:series>
          <chart:series chart:style-name="ch10" chart:values-cell-range-address="Best.E3:Best.E7" chart:label-cell-address="Best.E2:Best.E2" chart:class="chart:bar">
            <chart:data-point chart:repeated="5"/>
          </chart:series>
          <chart:series chart:style-name="ch11" chart:values-cell-range-address="Best.F3:Best.F7" chart:label-cell-address="Best.F2:Best.F2" chart:class="chart:bar">
            <chart:data-point chart:repeated="5"/>
          </chart:series>
          <chart:series chart:style-name="ch12" chart:values-cell-range-address="Best.G3:Best.G7" chart:label-cell-address="Best.G2:Best.G2" chart:class="chart:bar">
            <chart:data-point chart:repeated="5"/>
          </chart:series>
          <chart:series chart:style-name="ch13" chart:values-cell-range-address="Best.H3:Best.H7" chart:label-cell-address="Best.H2:Best.H2" chart:class="chart:bar">
            <chart:data-point chart:repeated="5"/>
          </chart:series>
          <chart:series chart:style-name="ch14" chart:values-cell-range-address="Best.I3:Best.I7" chart:label-cell-address="Best.I2:Best.I2" chart:class="chart:bar">
            <chart:data-point chart:repeated="5"/>
          </chart:series>
          <chart:series chart:style-name="ch15" chart:values-cell-range-address="Best.J3:Best.J7" chart:label-cell-address="Best.J2:Best.J2" chart:class="chart:bar">
            <chart:data-point chart:repeated="5"/>
          </chart:series>
          <chart:series chart:style-name="ch16" chart:values-cell-range-address="Best.K3:Best.K7" chart:label-cell-address="Best.K2:Best.K2" chart:class="chart:bar">
            <chart:data-point chart:repeated="5"/>
          </chart:series>
          <chart:series chart:style-name="ch17" chart:values-cell-range-address="Best.L3:Best.L7" chart:label-cell-address="Best.L2:Best.L2" chart:class="chart:ba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Best.C2:Best.C2</svg:desc>
                </draw:g>
              </table:table-cell>
              <table:table-cell office:value-type="string">
                <text:p>Moves (n=1000)</text:p>
                <draw:g>
                  <svg:desc>Best.D2:Best.D2</svg:desc>
                </draw:g>
              </table:table-cell>
              <table:table-cell office:value-type="string">
                <text:p>Comparisons (n=2000)</text:p>
                <draw:g>
                  <svg:desc>Best.E2:Best.E2</svg:desc>
                </draw:g>
              </table:table-cell>
              <table:table-cell office:value-type="string">
                <text:p>Moves (n=2000)</text:p>
                <draw:g>
                  <svg:desc>Best.F2:Best.F2</svg:desc>
                </draw:g>
              </table:table-cell>
              <table:table-cell office:value-type="string">
                <text:p>Comparisons (n=3000)</text:p>
                <draw:g>
                  <svg:desc>Best.G2:Best.G2</svg:desc>
                </draw:g>
              </table:table-cell>
              <table:table-cell office:value-type="string">
                <text:p>Moves (n=3000)</text:p>
                <draw:g>
                  <svg:desc>Best.H2:Best.H2</svg:desc>
                </draw:g>
              </table:table-cell>
              <table:table-cell office:value-type="string">
                <text:p>Comparisons (n=4000)</text:p>
                <draw:g>
                  <svg:desc>Best.I2:Best.I2</svg:desc>
                </draw:g>
              </table:table-cell>
              <table:table-cell office:value-type="string">
                <text:p>Moves (n=4000)</text:p>
                <draw:g>
                  <svg:desc>Best.J2:Best.J2</svg:desc>
                </draw:g>
              </table:table-cell>
              <table:table-cell office:value-type="string">
                <text:p>Comparisons (n=5000)</text:p>
                <draw:g>
                  <svg:desc>Best.K2:Best.K2</svg:desc>
                </draw:g>
              </table:table-cell>
              <table:table-cell office:value-type="string">
                <text:p>Moves (n=5000)</text:p>
                <draw:g>
                  <svg:desc>Best.L2:Best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Best.B3:Best.B7</svg:desc>
                </draw:g>
              </table:table-cell>
              <table:table-cell office:value-type="float" office:value="NaN">
                <text:p>NaN</text:p>
                <draw:g>
                  <svg:desc>Best.C3:Best.C7</svg:desc>
                </draw:g>
              </table:table-cell>
              <table:table-cell office:value-type="float" office:value="NaN">
                <text:p>NaN</text:p>
                <draw:g>
                  <svg:desc>Best.D3:Best.D7</svg:desc>
                </draw:g>
              </table:table-cell>
              <table:table-cell office:value-type="float" office:value="NaN">
                <text:p>NaN</text:p>
                <draw:g>
                  <svg:desc>Best.E3:Best.E7</svg:desc>
                </draw:g>
              </table:table-cell>
              <table:table-cell office:value-type="float" office:value="NaN">
                <text:p>NaN</text:p>
                <draw:g>
                  <svg:desc>Best.F3:Best.F7</svg:desc>
                </draw:g>
              </table:table-cell>
              <table:table-cell office:value-type="float" office:value="NaN">
                <text:p>NaN</text:p>
                <draw:g>
                  <svg:desc>Best.G3:Best.G7</svg:desc>
                </draw:g>
              </table:table-cell>
              <table:table-cell office:value-type="float" office:value="NaN">
                <text:p>NaN</text:p>
                <draw:g>
                  <svg:desc>Best.H3:Best.H7</svg:desc>
                </draw:g>
              </table:table-cell>
              <table:table-cell office:value-type="float" office:value="NaN">
                <text:p>NaN</text:p>
                <draw:g>
                  <svg:desc>Best.I3:Best.I7</svg:desc>
                </draw:g>
              </table:table-cell>
              <table:table-cell office:value-type="float" office:value="NaN">
                <text:p>NaN</text:p>
                <draw:g>
                  <svg:desc>Best.J3:Best.J7</svg:desc>
                </draw:g>
              </table:table-cell>
              <table:table-cell office:value-type="float" office:value="NaN">
                <text:p>NaN</text:p>
                <draw:g>
                  <svg:desc>Best.K3:Best.K7</svg:desc>
                </draw:g>
              </table:table-cell>
              <table:table-cell office:value-type="float" office:value="NaN">
                <text:p>NaN</text:p>
                <draw:g>
                  <svg:desc>Best.L3:Best.L7</svg:desc>
                </draw:g>
              </table:table-cell>
            </table:table-row>
            <table:table-row>
              <table:table-cell office:value-type="string">
                <text:p>Inser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ubbl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g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ic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fill-color="#004586"/>
      <style:text-properties fo:font-size="6pt" style:font-size-asian="6pt" style:font-size-complex="6pt"/>
    </style:style>
    <style:style style:name="ch9" style:family="chart" style:data-style-name="N3">
      <style:graphic-properties draw:fill-color="#ff420e"/>
      <style:text-properties fo:font-size="6pt" style:font-size-asian="6pt" style:font-size-complex="6pt"/>
    </style:style>
    <style:style style:name="ch10" style:family="chart" style:data-style-name="N3">
      <style:graphic-properties draw:fill-color="#ffd320"/>
      <style:text-properties fo:font-size="6pt" style:font-size-asian="6pt" style:font-size-complex="6pt"/>
    </style:style>
    <style:style style:name="ch11" style:family="chart" style:data-style-name="N3">
      <style:graphic-properties draw:fill-color="#579d1c"/>
      <style:text-properties fo:font-size="6pt" style:font-size-asian="6pt" style:font-size-complex="6pt"/>
    </style:style>
    <style:style style:name="ch12" style:family="chart" style:data-style-name="N3"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graphic-properties draw:fill-color="#314004"/>
      <style:text-properties fo:font-size="6pt" style:font-size-asian="6pt" style:font-size-complex="6pt"/>
    </style:style>
    <style:style style:name="ch15" style:family="chart" style:data-style-name="N3">
      <style:graphic-properties draw:fill-color="#aecf00"/>
      <style:text-properties fo:font-size="6pt" style:font-size-asian="6pt" style:font-size-complex="6pt"/>
    </style:style>
    <style:style style:name="ch16" style:family="chart" style:data-style-name="N3">
      <style:graphic-properties draw:fill-color="#4b1f6f"/>
      <style:text-properties fo:font-size="6pt" style:font-size-asian="6pt" style:font-size-complex="6pt"/>
    </style:style>
    <style:style style:name="ch17" style:family="chart" style:data-style-name="N3"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427cm" svg:height="14.558cm" xlink:href=".." xlink:type="simple" chart:class="chart:bar" chart:style-name="ch1">
        <chart:title svg:x="8.902cm" svg:y="0.427cm" chart:style-name="ch2">
          <text:p>Selection Sort Case Comparison</text:p>
        </chart:title>
        <chart:legend chart:legend-position="end" svg:x="20.783cm" svg:y="5.134cm" style:legend-expansion="high" chart:style-name="ch3"/>
        <chart:plot-area chart:style-name="ch4" table:cell-range-address="Selection.B2:Selection.L5" chart:data-source-has-labels="both" svg:x="0.938cm" svg:y="2.079cm" svg:width="18.869cm" svg:height="11.768cm">
          <chartooo:coordinate-region svg:x="2.618cm" svg:y="2.239cm" svg:width="17.189cm" svg:height="11.04cm"/>
          <chart:axis chart:dimension="x" chart:name="primary-x" chart:style-name="ch5" chartooo:axis-type="text">
            <chart:categories table:cell-range-address="Selection.B3:Selection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election.C3:Selection.C5" chart:label-cell-address="Selection.C2:Selection.C2" chart:class="chart:bar">
            <chart:data-point chart:repeated="3"/>
          </chart:series>
          <chart:series chart:style-name="ch9" chart:values-cell-range-address="Selection.D3:Selection.D5" chart:label-cell-address="Selection.D2:Selection.D2" chart:class="chart:bar">
            <chart:data-point chart:repeated="3"/>
          </chart:series>
          <chart:series chart:style-name="ch10" chart:values-cell-range-address="Selection.E3:Selection.E5" chart:label-cell-address="Selection.E2:Selection.E2" chart:class="chart:bar">
            <chart:data-point chart:repeated="3"/>
          </chart:series>
          <chart:series chart:style-name="ch11" chart:values-cell-range-address="Selection.F3:Selection.F5" chart:label-cell-address="Selection.F2:Selection.F2" chart:class="chart:bar">
            <chart:data-point chart:repeated="3"/>
          </chart:series>
          <chart:series chart:style-name="ch12" chart:values-cell-range-address="Selection.G3:Selection.G5" chart:label-cell-address="Selection.G2:Selection.G2" chart:class="chart:bar">
            <chart:data-point chart:repeated="3"/>
          </chart:series>
          <chart:series chart:style-name="ch13" chart:values-cell-range-address="Selection.H3:Selection.H5" chart:label-cell-address="Selection.H2:Selection.H2" chart:class="chart:bar">
            <chart:data-point chart:repeated="3"/>
          </chart:series>
          <chart:series chart:style-name="ch14" chart:values-cell-range-address="Selection.I3:Selection.I5" chart:label-cell-address="Selection.I2:Selection.I2" chart:class="chart:bar">
            <chart:data-point chart:repeated="3"/>
          </chart:series>
          <chart:series chart:style-name="ch15" chart:values-cell-range-address="Selection.J3:Selection.J5" chart:label-cell-address="Selection.J2:Selection.J2" chart:class="chart:bar">
            <chart:data-point chart:repeated="3"/>
          </chart:series>
          <chart:series chart:style-name="ch16" chart:values-cell-range-address="Selection.K3:Selection.K5" chart:label-cell-address="Selection.K2:Selection.K2" chart:class="chart:bar">
            <chart:data-point chart:repeated="3"/>
          </chart:series>
          <chart:series chart:style-name="ch17" chart:values-cell-range-address="Selection.L3:Selection.L5" chart:label-cell-address="Selection.L2:Selection.L2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Selection.C2:Selection.C2</svg:desc>
                </draw:g>
              </table:table-cell>
              <table:table-cell office:value-type="string">
                <text:p>Moves (n=1000)</text:p>
                <draw:g>
                  <svg:desc>Selection.D2:Selection.D2</svg:desc>
                </draw:g>
              </table:table-cell>
              <table:table-cell office:value-type="string">
                <text:p>Comparisons (n=2000)</text:p>
                <draw:g>
                  <svg:desc>Selection.E2:Selection.E2</svg:desc>
                </draw:g>
              </table:table-cell>
              <table:table-cell office:value-type="string">
                <text:p>Moves (n=2000)</text:p>
                <draw:g>
                  <svg:desc>Selection.F2:Selection.F2</svg:desc>
                </draw:g>
              </table:table-cell>
              <table:table-cell office:value-type="string">
                <text:p>Comparisons (n=3000)</text:p>
                <draw:g>
                  <svg:desc>Selection.G2:Selection.G2</svg:desc>
                </draw:g>
              </table:table-cell>
              <table:table-cell office:value-type="string">
                <text:p>Moves (n=3000)</text:p>
                <draw:g>
                  <svg:desc>Selection.H2:Selection.H2</svg:desc>
                </draw:g>
              </table:table-cell>
              <table:table-cell office:value-type="string">
                <text:p>Comparisons (n=4000)</text:p>
                <draw:g>
                  <svg:desc>Selection.I2:Selection.I2</svg:desc>
                </draw:g>
              </table:table-cell>
              <table:table-cell office:value-type="string">
                <text:p>Moves (n=4000)</text:p>
                <draw:g>
                  <svg:desc>Selection.J2:Selection.J2</svg:desc>
                </draw:g>
              </table:table-cell>
              <table:table-cell office:value-type="string">
                <text:p>Comparisons (n=5000)</text:p>
                <draw:g>
                  <svg:desc>Selection.K2:Selection.K2</svg:desc>
                </draw:g>
              </table:table-cell>
              <table:table-cell office:value-type="string">
                <text:p>Moves (n=5000)</text:p>
                <draw:g>
                  <svg:desc>Selection.L2:Selection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</text:p>
                <draw:g>
                  <svg:desc>Selection.B3:Selection.B5</svg:desc>
                </draw:g>
              </table:table-cell>
              <table:table-cell office:value-type="float" office:value="499500">
                <text:p>499500</text:p>
                <draw:g>
                  <svg:desc>Selection.C3:Selection.C5</svg:desc>
                </draw:g>
              </table:table-cell>
              <table:table-cell office:value-type="float" office:value="2997">
                <text:p>2997</text:p>
                <draw:g>
                  <svg:desc>Selection.D3:Selection.D5</svg:desc>
                </draw:g>
              </table:table-cell>
              <table:table-cell office:value-type="float" office:value="1999000">
                <text:p>1999000</text:p>
                <draw:g>
                  <svg:desc>Selection.E3:Selection.E5</svg:desc>
                </draw:g>
              </table:table-cell>
              <table:table-cell office:value-type="float" office:value="5997">
                <text:p>5997</text:p>
                <draw:g>
                  <svg:desc>Selection.F3:Selection.F5</svg:desc>
                </draw:g>
              </table:table-cell>
              <table:table-cell office:value-type="float" office:value="4498500">
                <text:p>4498500</text:p>
                <draw:g>
                  <svg:desc>Selection.G3:Selection.G5</svg:desc>
                </draw:g>
              </table:table-cell>
              <table:table-cell office:value-type="float" office:value="8997">
                <text:p>8997</text:p>
                <draw:g>
                  <svg:desc>Selection.H3:Selection.H5</svg:desc>
                </draw:g>
              </table:table-cell>
              <table:table-cell office:value-type="float" office:value="7998000">
                <text:p>7998000</text:p>
                <draw:g>
                  <svg:desc>Selection.I3:Selection.I5</svg:desc>
                </draw:g>
              </table:table-cell>
              <table:table-cell office:value-type="float" office:value="11997">
                <text:p>11997</text:p>
                <draw:g>
                  <svg:desc>Selection.J3:Selection.J5</svg:desc>
                </draw:g>
              </table:table-cell>
              <table:table-cell office:value-type="float" office:value="12497500">
                <text:p>12497500</text:p>
                <draw:g>
                  <svg:desc>Selection.K3:Selection.K5</svg:desc>
                </draw:g>
              </table:table-cell>
              <table:table-cell office:value-type="float" office:value="14997">
                <text:p>14997</text:p>
                <draw:g>
                  <svg:desc>Selection.L3:Selection.L5</svg:desc>
                </draw:g>
              </table:table-cell>
            </table:table-row>
            <table:table-row>
              <table:table-cell office:value-type="string">
                <text:p>Worst</text:p>
              </table:table-cell>
              <table:table-cell office:value-type="float" office:value="499500">
                <text:p>499500</text:p>
              </table:table-cell>
              <table:table-cell office:value-type="float" office:value="2997">
                <text:p>2997</text:p>
              </table:table-cell>
              <table:table-cell office:value-type="float" office:value="1999000">
                <text:p>1999000</text:p>
              </table:table-cell>
              <table:table-cell office:value-type="float" office:value="5997">
                <text:p>5997</text:p>
              </table:table-cell>
              <table:table-cell office:value-type="float" office:value="4498500">
                <text:p>4498500</text:p>
              </table:table-cell>
              <table:table-cell office:value-type="float" office:value="8997">
                <text:p>8997</text:p>
              </table:table-cell>
              <table:table-cell office:value-type="float" office:value="7998000">
                <text:p>7998000</text:p>
              </table:table-cell>
              <table:table-cell office:value-type="float" office:value="11997">
                <text:p>11997</text:p>
              </table:table-cell>
              <table:table-cell office:value-type="float" office:value="12497500">
                <text:p>12497500</text:p>
              </table:table-cell>
              <table:table-cell office:value-type="float" office:value="14997">
                <text:p>14997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499500">
                <text:p>499500</text:p>
              </table:table-cell>
              <table:table-cell office:value-type="float" office:value="2997">
                <text:p>2997</text:p>
              </table:table-cell>
              <table:table-cell office:value-type="float" office:value="1999000">
                <text:p>1999000</text:p>
              </table:table-cell>
              <table:table-cell office:value-type="float" office:value="5997">
                <text:p>5997</text:p>
              </table:table-cell>
              <table:table-cell office:value-type="float" office:value="4498500">
                <text:p>4498500</text:p>
              </table:table-cell>
              <table:table-cell office:value-type="float" office:value="8997">
                <text:p>8997</text:p>
              </table:table-cell>
              <table:table-cell office:value-type="float" office:value="7998000">
                <text:p>7998000</text:p>
              </table:table-cell>
              <table:table-cell office:value-type="float" office:value="11997">
                <text:p>11997</text:p>
              </table:table-cell>
              <table:table-cell office:value-type="float" office:value="12497500">
                <text:p>12497500</text:p>
              </table:table-cell>
              <table:table-cell office:value-type="float" office:value="14997">
                <text:p>149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fill-color="#004586"/>
      <style:text-properties fo:font-size="6pt" style:font-size-asian="6pt" style:font-size-complex="6pt"/>
    </style:style>
    <style:style style:name="ch9" style:family="chart" style:data-style-name="N3">
      <style:graphic-properties draw:fill-color="#ff420e"/>
      <style:text-properties fo:font-size="6pt" style:font-size-asian="6pt" style:font-size-complex="6pt"/>
    </style:style>
    <style:style style:name="ch10" style:family="chart" style:data-style-name="N3">
      <style:graphic-properties draw:fill-color="#ffd320"/>
      <style:text-properties fo:font-size="6pt" style:font-size-asian="6pt" style:font-size-complex="6pt"/>
    </style:style>
    <style:style style:name="ch11" style:family="chart" style:data-style-name="N3">
      <style:graphic-properties draw:fill-color="#579d1c"/>
      <style:text-properties fo:font-size="6pt" style:font-size-asian="6pt" style:font-size-complex="6pt"/>
    </style:style>
    <style:style style:name="ch12" style:family="chart" style:data-style-name="N3"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graphic-properties draw:fill-color="#314004"/>
      <style:text-properties fo:font-size="6pt" style:font-size-asian="6pt" style:font-size-complex="6pt"/>
    </style:style>
    <style:style style:name="ch15" style:family="chart" style:data-style-name="N3">
      <style:graphic-properties draw:fill-color="#aecf00"/>
      <style:text-properties fo:font-size="6pt" style:font-size-asian="6pt" style:font-size-complex="6pt"/>
    </style:style>
    <style:style style:name="ch16" style:family="chart" style:data-style-name="N3">
      <style:graphic-properties draw:fill-color="#4b1f6f"/>
      <style:text-properties fo:font-size="6pt" style:font-size-asian="6pt" style:font-size-complex="6pt"/>
    </style:style>
    <style:style style:name="ch17" style:family="chart" style:data-style-name="N3"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8cm" svg:height="8.048cm" xlink:href=".." xlink:type="simple" chart:class="chart:bar" chart:style-name="ch1">
        <chart:title svg:x="5.882cm" svg:y="0.296cm" chart:style-name="ch2">
          <text:p>Insertion Sort Case Comparison</text:p>
        </chart:title>
        <chart:legend chart:legend-position="end" svg:x="14.649cm" svg:y="1.955cm" style:legend-expansion="high" chart:style-name="ch3"/>
        <chart:plot-area chart:style-name="ch4" table:cell-range-address="Insertion.B2:Insertion.L5" chart:data-source-has-labels="both" svg:x="0.815cm" svg:y="1.555cm" svg:width="13.091cm" svg:height="5.913cm">
          <chartooo:coordinate-region svg:x="2.495cm" svg:y="1.715cm" svg:width="11.411cm" svg:height="5.185cm"/>
          <chart:axis chart:dimension="x" chart:name="primary-x" chart:style-name="ch5" chartooo:axis-type="text">
            <chart:categories table:cell-range-address="Insertion.B3:Insertion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nsertion.C3:Insertion.C5" chart:label-cell-address="Insertion.C2:Insertion.C2" chart:class="chart:bar">
            <chart:data-point chart:repeated="3"/>
          </chart:series>
          <chart:series chart:style-name="ch9" chart:values-cell-range-address="Insertion.D3:Insertion.D5" chart:label-cell-address="Insertion.D2:Insertion.D2" chart:class="chart:bar">
            <chart:data-point chart:repeated="3"/>
          </chart:series>
          <chart:series chart:style-name="ch10" chart:values-cell-range-address="Insertion.E3:Insertion.E5" chart:label-cell-address="Insertion.E2:Insertion.E2" chart:class="chart:bar">
            <chart:data-point chart:repeated="3"/>
          </chart:series>
          <chart:series chart:style-name="ch11" chart:values-cell-range-address="Insertion.F3:Insertion.F5" chart:label-cell-address="Insertion.F2:Insertion.F2" chart:class="chart:bar">
            <chart:data-point chart:repeated="3"/>
          </chart:series>
          <chart:series chart:style-name="ch12" chart:values-cell-range-address="Insertion.G3:Insertion.G5" chart:label-cell-address="Insertion.G2:Insertion.G2" chart:class="chart:bar">
            <chart:data-point chart:repeated="3"/>
          </chart:series>
          <chart:series chart:style-name="ch13" chart:values-cell-range-address="Insertion.H3:Insertion.H5" chart:label-cell-address="Insertion.H2:Insertion.H2" chart:class="chart:bar">
            <chart:data-point chart:repeated="3"/>
          </chart:series>
          <chart:series chart:style-name="ch14" chart:values-cell-range-address="Insertion.I3:Insertion.I5" chart:label-cell-address="Insertion.I2:Insertion.I2" chart:class="chart:bar">
            <chart:data-point chart:repeated="3"/>
          </chart:series>
          <chart:series chart:style-name="ch15" chart:values-cell-range-address="Insertion.J3:Insertion.J5" chart:label-cell-address="Insertion.J2:Insertion.J2" chart:class="chart:bar">
            <chart:data-point chart:repeated="3"/>
          </chart:series>
          <chart:series chart:style-name="ch16" chart:values-cell-range-address="Insertion.K3:Insertion.K5" chart:label-cell-address="Insertion.K2:Insertion.K2" chart:class="chart:bar">
            <chart:data-point chart:repeated="3"/>
          </chart:series>
          <chart:series chart:style-name="ch17" chart:values-cell-range-address="Insertion.L3:Insertion.L5" chart:label-cell-address="Insertion.L2:Insertion.L2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Insertion.C2:Insertion.C2</svg:desc>
                </draw:g>
              </table:table-cell>
              <table:table-cell office:value-type="string">
                <text:p>Moves (n=1000)</text:p>
                <draw:g>
                  <svg:desc>Insertion.D2:Insertion.D2</svg:desc>
                </draw:g>
              </table:table-cell>
              <table:table-cell office:value-type="string">
                <text:p>Comparisons (n=2000)</text:p>
                <draw:g>
                  <svg:desc>Insertion.E2:Insertion.E2</svg:desc>
                </draw:g>
              </table:table-cell>
              <table:table-cell office:value-type="string">
                <text:p>Moves (n=2000)</text:p>
                <draw:g>
                  <svg:desc>Insertion.F2:Insertion.F2</svg:desc>
                </draw:g>
              </table:table-cell>
              <table:table-cell office:value-type="string">
                <text:p>Comparisons (n=3000)</text:p>
                <draw:g>
                  <svg:desc>Insertion.G2:Insertion.G2</svg:desc>
                </draw:g>
              </table:table-cell>
              <table:table-cell office:value-type="string">
                <text:p>Moves (n=3000)</text:p>
                <draw:g>
                  <svg:desc>Insertion.H2:Insertion.H2</svg:desc>
                </draw:g>
              </table:table-cell>
              <table:table-cell office:value-type="string">
                <text:p>Comparisons (n=4000)</text:p>
                <draw:g>
                  <svg:desc>Insertion.I2:Insertion.I2</svg:desc>
                </draw:g>
              </table:table-cell>
              <table:table-cell office:value-type="string">
                <text:p>Moves (n=4000)</text:p>
                <draw:g>
                  <svg:desc>Insertion.J2:Insertion.J2</svg:desc>
                </draw:g>
              </table:table-cell>
              <table:table-cell office:value-type="string">
                <text:p>Comparisons (n=5000)</text:p>
                <draw:g>
                  <svg:desc>Insertion.K2:Insertion.K2</svg:desc>
                </draw:g>
              </table:table-cell>
              <table:table-cell office:value-type="string">
                <text:p>Moves (n=5000)</text:p>
                <draw:g>
                  <svg:desc>Insertion.L2:Insertion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</text:p>
                <draw:g>
                  <svg:desc>Insertion.B3:Insertion.B5</svg:desc>
                </draw:g>
              </table:table-cell>
              <table:table-cell office:value-type="float" office:value="257310">
                <text:p>257310</text:p>
                <draw:g>
                  <svg:desc>Insertion.C3:Insertion.C5</svg:desc>
                </draw:g>
              </table:table-cell>
              <table:table-cell office:value-type="float" office:value="258318">
                <text:p>258318</text:p>
                <draw:g>
                  <svg:desc>Insertion.D3:Insertion.D5</svg:desc>
                </draw:g>
              </table:table-cell>
              <table:table-cell office:value-type="float" office:value="1006280">
                <text:p>1006280</text:p>
                <draw:g>
                  <svg:desc>Insertion.E3:Insertion.E5</svg:desc>
                </draw:g>
              </table:table-cell>
              <table:table-cell office:value-type="float" office:value="1008288">
                <text:p>1008288</text:p>
                <draw:g>
                  <svg:desc>Insertion.F3:Insertion.F5</svg:desc>
                </draw:g>
              </table:table-cell>
              <table:table-cell office:value-type="float" office:value="2263655">
                <text:p>2263655</text:p>
                <draw:g>
                  <svg:desc>Insertion.G3:Insertion.G5</svg:desc>
                </draw:g>
              </table:table-cell>
              <table:table-cell office:value-type="float" office:value="2266663">
                <text:p>2266663</text:p>
                <draw:g>
                  <svg:desc>Insertion.H3:Insertion.H5</svg:desc>
                </draw:g>
              </table:table-cell>
              <table:table-cell office:value-type="float" office:value="4034409">
                <text:p>4034409</text:p>
                <draw:g>
                  <svg:desc>Insertion.I3:Insertion.I5</svg:desc>
                </draw:g>
              </table:table-cell>
              <table:table-cell office:value-type="float" office:value="4038417">
                <text:p>4038417</text:p>
                <draw:g>
                  <svg:desc>Insertion.J3:Insertion.J5</svg:desc>
                </draw:g>
              </table:table-cell>
              <table:table-cell office:value-type="float" office:value="6273638">
                <text:p>6273638</text:p>
                <draw:g>
                  <svg:desc>Insertion.K3:Insertion.K5</svg:desc>
                </draw:g>
              </table:table-cell>
              <table:table-cell office:value-type="float" office:value="6278646">
                <text:p>6278646</text:p>
                <draw:g>
                  <svg:desc>Insertion.L3:Insertion.L5</svg:desc>
                </draw:g>
              </table:table-cell>
            </table:table-row>
            <table:table-row>
              <table:table-cell office:value-type="string">
                <text:p>Worst</text:p>
              </table:table-cell>
              <table:table-cell office:value-type="float" office:value="499500">
                <text:p>499500</text:p>
              </table:table-cell>
              <table:table-cell office:value-type="float" office:value="501498">
                <text:p>501498</text:p>
              </table:table-cell>
              <table:table-cell office:value-type="float" office:value="1999000">
                <text:p>1999000</text:p>
              </table:table-cell>
              <table:table-cell office:value-type="float" office:value="2002998">
                <text:p>2002998</text:p>
              </table:table-cell>
              <table:table-cell office:value-type="float" office:value="4498500">
                <text:p>4498500</text:p>
              </table:table-cell>
              <table:table-cell office:value-type="float" office:value="4504498">
                <text:p>4504498</text:p>
              </table:table-cell>
              <table:table-cell office:value-type="float" office:value="7998000">
                <text:p>7998000</text:p>
              </table:table-cell>
              <table:table-cell office:value-type="float" office:value="8005998">
                <text:p>8005998</text:p>
              </table:table-cell>
              <table:table-cell office:value-type="float" office:value="12497500">
                <text:p>12497500</text:p>
              </table:table-cell>
              <table:table-cell office:value-type="float" office:value="12507498">
                <text:p>12507498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999">
                <text:p>999</text:p>
              </table:table-cell>
              <table:table-cell office:value-type="float" office:value="1998">
                <text:p>1998</text:p>
              </table:table-cell>
              <table:table-cell office:value-type="float" office:value="1999">
                <text:p>1999</text:p>
              </table:table-cell>
              <table:table-cell office:value-type="float" office:value="3998">
                <text:p>3998</text:p>
              </table:table-cell>
              <table:table-cell office:value-type="float" office:value="2999">
                <text:p>2999</text:p>
              </table:table-cell>
              <table:table-cell office:value-type="float" office:value="5998">
                <text:p>5998</text:p>
              </table:table-cell>
              <table:table-cell office:value-type="float" office:value="3999">
                <text:p>3999</text:p>
              </table:table-cell>
              <table:table-cell office:value-type="float" office:value="7998">
                <text:p>7998</text:p>
              </table:table-cell>
              <table:table-cell office:value-type="float" office:value="4999">
                <text:p>4999</text:p>
              </table:table-cell>
              <table:table-cell office:value-type="float" office:value="9998">
                <text:p>99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fill-color="#004586"/>
      <style:text-properties fo:font-size="6pt" style:font-size-asian="6pt" style:font-size-complex="6pt"/>
    </style:style>
    <style:style style:name="ch9" style:family="chart" style:data-style-name="N3">
      <style:graphic-properties draw:fill-color="#ff420e"/>
      <style:text-properties fo:font-size="6pt" style:font-size-asian="6pt" style:font-size-complex="6pt"/>
    </style:style>
    <style:style style:name="ch10" style:family="chart" style:data-style-name="N3">
      <style:graphic-properties draw:fill-color="#ffd320"/>
      <style:text-properties fo:font-size="6pt" style:font-size-asian="6pt" style:font-size-complex="6pt"/>
    </style:style>
    <style:style style:name="ch11" style:family="chart" style:data-style-name="N3">
      <style:graphic-properties draw:fill-color="#579d1c"/>
      <style:text-properties fo:font-size="6pt" style:font-size-asian="6pt" style:font-size-complex="6pt"/>
    </style:style>
    <style:style style:name="ch12" style:family="chart" style:data-style-name="N3"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graphic-properties draw:fill-color="#314004"/>
      <style:text-properties fo:font-size="6pt" style:font-size-asian="6pt" style:font-size-complex="6pt"/>
    </style:style>
    <style:style style:name="ch15" style:family="chart" style:data-style-name="N3">
      <style:graphic-properties draw:fill-color="#aecf00"/>
      <style:text-properties fo:font-size="6pt" style:font-size-asian="6pt" style:font-size-complex="6pt"/>
    </style:style>
    <style:style style:name="ch16" style:family="chart" style:data-style-name="N3">
      <style:graphic-properties draw:fill-color="#4b1f6f"/>
      <style:text-properties fo:font-size="6pt" style:font-size-asian="6pt" style:font-size-complex="6pt"/>
    </style:style>
    <style:style style:name="ch17" style:family="chart" style:data-style-name="N3"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189cm" svg:height="8.215cm" xlink:href=".." xlink:type="simple" chart:class="chart:bar" chart:style-name="ch1">
        <chart:title svg:x="6.021cm" svg:y="0.3cm" chart:style-name="ch2">
          <text:p>Bubble Sort Case Comparison</text:p>
        </chart:title>
        <chart:legend chart:legend-position="end" svg:x="14.545cm" svg:y="1.962cm" style:legend-expansion="high" chart:style-name="ch3"/>
        <chart:plot-area chart:style-name="ch4" table:cell-range-address="Bubble.B2:Bubble.L5" chart:data-source-has-labels="both" svg:x="0.813cm" svg:y="1.571cm" svg:width="13.006cm" svg:height="6.06cm">
          <chartooo:coordinate-region svg:x="2.493cm" svg:y="1.731cm" svg:width="11.326cm" svg:height="5.332cm"/>
          <chart:axis chart:dimension="x" chart:name="primary-x" chart:style-name="ch5" chartooo:axis-type="text">
            <chart:categories table:cell-range-address="Bubble.B3:Bubble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ubble.C3:Bubble.C5" chart:label-cell-address="Bubble.C2:Bubble.C2" chart:class="chart:bar">
            <chart:data-point chart:repeated="3"/>
          </chart:series>
          <chart:series chart:style-name="ch9" chart:values-cell-range-address="Bubble.D3:Bubble.D5" chart:label-cell-address="Bubble.D2:Bubble.D2" chart:class="chart:bar">
            <chart:data-point chart:repeated="3"/>
          </chart:series>
          <chart:series chart:style-name="ch10" chart:values-cell-range-address="Bubble.E3:Bubble.E5" chart:label-cell-address="Bubble.E2:Bubble.E2" chart:class="chart:bar">
            <chart:data-point chart:repeated="3"/>
          </chart:series>
          <chart:series chart:style-name="ch11" chart:values-cell-range-address="Bubble.F3:Bubble.F5" chart:label-cell-address="Bubble.F2:Bubble.F2" chart:class="chart:bar">
            <chart:data-point chart:repeated="3"/>
          </chart:series>
          <chart:series chart:style-name="ch12" chart:values-cell-range-address="Bubble.G3:Bubble.G5" chart:label-cell-address="Bubble.G2:Bubble.G2" chart:class="chart:bar">
            <chart:data-point chart:repeated="3"/>
          </chart:series>
          <chart:series chart:style-name="ch13" chart:values-cell-range-address="Bubble.H3:Bubble.H5" chart:label-cell-address="Bubble.H2:Bubble.H2" chart:class="chart:bar">
            <chart:data-point chart:repeated="3"/>
          </chart:series>
          <chart:series chart:style-name="ch14" chart:values-cell-range-address="Bubble.I3:Bubble.I5" chart:label-cell-address="Bubble.I2:Bubble.I2" chart:class="chart:bar">
            <chart:data-point chart:repeated="3"/>
          </chart:series>
          <chart:series chart:style-name="ch15" chart:values-cell-range-address="Bubble.J3:Bubble.J5" chart:label-cell-address="Bubble.J2:Bubble.J2" chart:class="chart:bar">
            <chart:data-point chart:repeated="3"/>
          </chart:series>
          <chart:series chart:style-name="ch16" chart:values-cell-range-address="Bubble.K3:Bubble.K5" chart:label-cell-address="Bubble.K2:Bubble.K2" chart:class="chart:bar">
            <chart:data-point chart:repeated="3"/>
          </chart:series>
          <chart:series chart:style-name="ch17" chart:values-cell-range-address="Bubble.L3:Bubble.L5" chart:label-cell-address="Bubble.L2:Bubble.L2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Bubble.C2:Bubble.C2</svg:desc>
                </draw:g>
              </table:table-cell>
              <table:table-cell office:value-type="string">
                <text:p>Moves (n=1000)</text:p>
                <draw:g>
                  <svg:desc>Bubble.D2:Bubble.D2</svg:desc>
                </draw:g>
              </table:table-cell>
              <table:table-cell office:value-type="string">
                <text:p>Comparisons (n=2000)</text:p>
                <draw:g>
                  <svg:desc>Bubble.E2:Bubble.E2</svg:desc>
                </draw:g>
              </table:table-cell>
              <table:table-cell office:value-type="string">
                <text:p>Moves (n=2000)</text:p>
                <draw:g>
                  <svg:desc>Bubble.F2:Bubble.F2</svg:desc>
                </draw:g>
              </table:table-cell>
              <table:table-cell office:value-type="string">
                <text:p>Comparisons (n=3000)</text:p>
                <draw:g>
                  <svg:desc>Bubble.G2:Bubble.G2</svg:desc>
                </draw:g>
              </table:table-cell>
              <table:table-cell office:value-type="string">
                <text:p>Moves (n=3000)</text:p>
                <draw:g>
                  <svg:desc>Bubble.H2:Bubble.H2</svg:desc>
                </draw:g>
              </table:table-cell>
              <table:table-cell office:value-type="string">
                <text:p>Comparisons (n=4000)</text:p>
                <draw:g>
                  <svg:desc>Bubble.I2:Bubble.I2</svg:desc>
                </draw:g>
              </table:table-cell>
              <table:table-cell office:value-type="string">
                <text:p>Moves (n=4000)</text:p>
                <draw:g>
                  <svg:desc>Bubble.J2:Bubble.J2</svg:desc>
                </draw:g>
              </table:table-cell>
              <table:table-cell office:value-type="string">
                <text:p>Comparisons (n=5000)</text:p>
                <draw:g>
                  <svg:desc>Bubble.K2:Bubble.K2</svg:desc>
                </draw:g>
              </table:table-cell>
              <table:table-cell office:value-type="string">
                <text:p>Moves (n=5000)</text:p>
                <draw:g>
                  <svg:desc>Bubble.L2:Bubble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</text:p>
                <draw:g>
                  <svg:desc>Bubble.B3:Bubble.B5</svg:desc>
                </draw:g>
              </table:table-cell>
              <table:table-cell office:value-type="float" office:value="499500">
                <text:p>499500</text:p>
                <draw:g>
                  <svg:desc>Bubble.C3:Bubble.C5</svg:desc>
                </draw:g>
              </table:table-cell>
              <table:table-cell office:value-type="float" office:value="768960">
                <text:p>768960</text:p>
                <draw:g>
                  <svg:desc>Bubble.D3:Bubble.D5</svg:desc>
                </draw:g>
              </table:table-cell>
              <table:table-cell office:value-type="float" office:value="1999000">
                <text:p>1999000</text:p>
                <draw:g>
                  <svg:desc>Bubble.E3:Bubble.E5</svg:desc>
                </draw:g>
              </table:table-cell>
              <table:table-cell office:value-type="float" office:value="3012870">
                <text:p>3012870</text:p>
                <draw:g>
                  <svg:desc>Bubble.F3:Bubble.F5</svg:desc>
                </draw:g>
              </table:table-cell>
              <table:table-cell office:value-type="float" office:value="4498500">
                <text:p>4498500</text:p>
                <draw:g>
                  <svg:desc>Bubble.G3:Bubble.G5</svg:desc>
                </draw:g>
              </table:table-cell>
              <table:table-cell office:value-type="float" office:value="6781995">
                <text:p>6781995</text:p>
                <draw:g>
                  <svg:desc>Bubble.H3:Bubble.H5</svg:desc>
                </draw:g>
              </table:table-cell>
              <table:table-cell office:value-type="float" office:value="7998000">
                <text:p>7998000</text:p>
                <draw:g>
                  <svg:desc>Bubble.I3:Bubble.I5</svg:desc>
                </draw:g>
              </table:table-cell>
              <table:table-cell office:value-type="float" office:value="12091257">
                <text:p>12091257</text:p>
                <draw:g>
                  <svg:desc>Bubble.J3:Bubble.J5</svg:desc>
                </draw:g>
              </table:table-cell>
              <table:table-cell office:value-type="float" office:value="12497500">
                <text:p>12497500</text:p>
                <draw:g>
                  <svg:desc>Bubble.K3:Bubble.K5</svg:desc>
                </draw:g>
              </table:table-cell>
              <table:table-cell office:value-type="float" office:value="18805944">
                <text:p>18805944</text:p>
                <draw:g>
                  <svg:desc>Bubble.L3:Bubble.L5</svg:desc>
                </draw:g>
              </table:table-cell>
            </table:table-row>
            <table:table-row>
              <table:table-cell office:value-type="string">
                <text:p>Worst</text:p>
              </table:table-cell>
              <table:table-cell office:value-type="float" office:value="499500">
                <text:p>499500</text:p>
              </table:table-cell>
              <table:table-cell office:value-type="float" office:value="1498500">
                <text:p>1498500</text:p>
              </table:table-cell>
              <table:table-cell office:value-type="float" office:value="1999000">
                <text:p>1999000</text:p>
              </table:table-cell>
              <table:table-cell office:value-type="float" office:value="5997000">
                <text:p>5997000</text:p>
              </table:table-cell>
              <table:table-cell office:value-type="float" office:value="4498500">
                <text:p>4498500</text:p>
              </table:table-cell>
              <table:table-cell office:value-type="float" office:value="13495500">
                <text:p>13495500</text:p>
              </table:table-cell>
              <table:table-cell office:value-type="float" office:value="7998000">
                <text:p>7998000</text:p>
              </table:table-cell>
              <table:table-cell office:value-type="float" office:value="23994000">
                <text:p>23994000</text:p>
              </table:table-cell>
              <table:table-cell office:value-type="float" office:value="12497500">
                <text:p>12497500</text:p>
              </table:table-cell>
              <table:table-cell office:value-type="float" office:value="37492500">
                <text:p>37492500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499500">
                <text:p>499500</text:p>
              </table:table-cell>
              <table:table-cell office:value-type="float" office:value="NaN">
                <text:p>NaN</text:p>
              </table:table-cell>
              <table:table-cell office:value-type="float" office:value="1999000">
                <text:p>1999000</text:p>
              </table:table-cell>
              <table:table-cell office:value-type="float" office:value="0">
                <text:p>0</text:p>
              </table:table-cell>
              <table:table-cell office:value-type="float" office:value="4498500">
                <text:p>4498500</text:p>
              </table:table-cell>
              <table:table-cell office:value-type="float" office:value="0">
                <text:p>0</text:p>
              </table:table-cell>
              <table:table-cell office:value-type="float" office:value="7998000">
                <text:p>7998000</text:p>
              </table:table-cell>
              <table:table-cell office:value-type="float" office:value="0">
                <text:p>0</text:p>
              </table:table-cell>
              <table:table-cell office:value-type="float" office:value="12497500">
                <text:p>12497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fill-color="#004586"/>
      <style:text-properties fo:font-size="6pt" style:font-size-asian="6pt" style:font-size-complex="6pt"/>
    </style:style>
    <style:style style:name="ch9" style:family="chart" style:data-style-name="N3">
      <style:graphic-properties draw:fill-color="#ff420e"/>
      <style:text-properties fo:font-size="6pt" style:font-size-asian="6pt" style:font-size-complex="6pt"/>
    </style:style>
    <style:style style:name="ch10" style:family="chart" style:data-style-name="N3">
      <style:graphic-properties draw:fill-color="#ffd320"/>
      <style:text-properties fo:font-size="6pt" style:font-size-asian="6pt" style:font-size-complex="6pt"/>
    </style:style>
    <style:style style:name="ch11" style:family="chart" style:data-style-name="N3">
      <style:graphic-properties draw:fill-color="#579d1c"/>
      <style:text-properties fo:font-size="6pt" style:font-size-asian="6pt" style:font-size-complex="6pt"/>
    </style:style>
    <style:style style:name="ch12" style:family="chart" style:data-style-name="N3"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graphic-properties draw:fill-color="#314004"/>
      <style:text-properties fo:font-size="6pt" style:font-size-asian="6pt" style:font-size-complex="6pt"/>
    </style:style>
    <style:style style:name="ch15" style:family="chart" style:data-style-name="N3">
      <style:graphic-properties draw:fill-color="#aecf00"/>
      <style:text-properties fo:font-size="6pt" style:font-size-asian="6pt" style:font-size-complex="6pt"/>
    </style:style>
    <style:style style:name="ch16" style:family="chart" style:data-style-name="N3">
      <style:graphic-properties draw:fill-color="#4b1f6f"/>
      <style:text-properties fo:font-size="6pt" style:font-size-asian="6pt" style:font-size-complex="6pt"/>
    </style:style>
    <style:style style:name="ch17" style:family="chart" style:data-style-name="N3"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391cm" svg:height="8.155cm" xlink:href=".." xlink:type="simple" chart:class="chart:bar" chart:style-name="ch1">
        <chart:title svg:x="5.598cm" svg:y="0.168cm" chart:style-name="ch2">
          <text:p>Merge Sort Case Comparison</text:p>
        </chart:title>
        <chart:legend chart:legend-position="end" svg:x="13.669cm" svg:y="2.358cm" style:legend-expansion="high" chart:style-name="ch3"/>
        <chart:plot-area chart:style-name="ch4" table:cell-range-address="Merge.B2:Merge.L5" chart:data-source-has-labels="both" svg:x="0.207cm" svg:y="0.755cm" svg:width="13.095cm" svg:height="7.071cm">
          <chartooo:coordinate-region svg:x="1.49cm" svg:y="0.915cm" svg:width="11.812cm" svg:height="6.343cm"/>
          <chart:axis chart:dimension="x" chart:name="primary-x" chart:style-name="ch5" chartooo:axis-type="text">
            <chart:categories table:cell-range-address="Merge.B3:Merge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rge.C3:Merge.C5" chart:label-cell-address="Merge.C2:Merge.C2" chart:class="chart:bar">
            <chart:data-point chart:repeated="3"/>
          </chart:series>
          <chart:series chart:style-name="ch9" chart:values-cell-range-address="Merge.D3:Merge.D5" chart:label-cell-address="Merge.D2:Merge.D2" chart:class="chart:bar">
            <chart:data-point chart:repeated="3"/>
          </chart:series>
          <chart:series chart:style-name="ch10" chart:values-cell-range-address="Merge.E3:Merge.E5" chart:label-cell-address="Merge.E2:Merge.E2" chart:class="chart:bar">
            <chart:data-point chart:repeated="3"/>
          </chart:series>
          <chart:series chart:style-name="ch11" chart:values-cell-range-address="Merge.F3:Merge.F5" chart:label-cell-address="Merge.F2:Merge.F2" chart:class="chart:bar">
            <chart:data-point chart:repeated="3"/>
          </chart:series>
          <chart:series chart:style-name="ch12" chart:values-cell-range-address="Merge.G3:Merge.G5" chart:label-cell-address="Merge.G2:Merge.G2" chart:class="chart:bar">
            <chart:data-point chart:repeated="3"/>
          </chart:series>
          <chart:series chart:style-name="ch13" chart:values-cell-range-address="Merge.H3:Merge.H5" chart:label-cell-address="Merge.H2:Merge.H2" chart:class="chart:bar">
            <chart:data-point chart:repeated="3"/>
          </chart:series>
          <chart:series chart:style-name="ch14" chart:values-cell-range-address="Merge.I3:Merge.I5" chart:label-cell-address="Merge.I2:Merge.I2" chart:class="chart:bar">
            <chart:data-point chart:repeated="3"/>
          </chart:series>
          <chart:series chart:style-name="ch15" chart:values-cell-range-address="Merge.J3:Merge.J5" chart:label-cell-address="Merge.J2:Merge.J2" chart:class="chart:bar">
            <chart:data-point chart:repeated="3"/>
          </chart:series>
          <chart:series chart:style-name="ch16" chart:values-cell-range-address="Merge.K3:Merge.K5" chart:label-cell-address="Merge.K2:Merge.K2" chart:class="chart:bar">
            <chart:data-point chart:repeated="3"/>
          </chart:series>
          <chart:series chart:style-name="ch17" chart:values-cell-range-address="Merge.L3:Merge.L5" chart:label-cell-address="Merge.L2:Merge.L2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Merge.C2:Merge.C2</svg:desc>
                </draw:g>
              </table:table-cell>
              <table:table-cell office:value-type="string">
                <text:p>Moves (n=1000)</text:p>
                <draw:g>
                  <svg:desc>Merge.D2:Merge.D2</svg:desc>
                </draw:g>
              </table:table-cell>
              <table:table-cell office:value-type="string">
                <text:p>Comparisons (n=2000)</text:p>
                <draw:g>
                  <svg:desc>Merge.E2:Merge.E2</svg:desc>
                </draw:g>
              </table:table-cell>
              <table:table-cell office:value-type="string">
                <text:p>Moves (n=2000)</text:p>
                <draw:g>
                  <svg:desc>Merge.F2:Merge.F2</svg:desc>
                </draw:g>
              </table:table-cell>
              <table:table-cell office:value-type="string">
                <text:p>Comparisons (n=3000)</text:p>
                <draw:g>
                  <svg:desc>Merge.G2:Merge.G2</svg:desc>
                </draw:g>
              </table:table-cell>
              <table:table-cell office:value-type="string">
                <text:p>Moves (n=3000)</text:p>
                <draw:g>
                  <svg:desc>Merge.H2:Merge.H2</svg:desc>
                </draw:g>
              </table:table-cell>
              <table:table-cell office:value-type="string">
                <text:p>Comparisons (n=4000)</text:p>
                <draw:g>
                  <svg:desc>Merge.I2:Merge.I2</svg:desc>
                </draw:g>
              </table:table-cell>
              <table:table-cell office:value-type="string">
                <text:p>Moves (n=4000)</text:p>
                <draw:g>
                  <svg:desc>Merge.J2:Merge.J2</svg:desc>
                </draw:g>
              </table:table-cell>
              <table:table-cell office:value-type="string">
                <text:p>Comparisons (n=5000)</text:p>
                <draw:g>
                  <svg:desc>Merge.K2:Merge.K2</svg:desc>
                </draw:g>
              </table:table-cell>
              <table:table-cell office:value-type="string">
                <text:p>Moves (n=5000)</text:p>
                <draw:g>
                  <svg:desc>Merge.L2:Merge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</text:p>
                <draw:g>
                  <svg:desc>Merge.B3:Merge.B5</svg:desc>
                </draw:g>
              </table:table-cell>
              <table:table-cell office:value-type="float" office:value="32360">
                <text:p>32360</text:p>
                <draw:g>
                  <svg:desc>Merge.C3:Merge.C5</svg:desc>
                </draw:g>
              </table:table-cell>
              <table:table-cell office:value-type="float" office:value="20290">
                <text:p>20290</text:p>
                <draw:g>
                  <svg:desc>Merge.D3:Merge.D5</svg:desc>
                </draw:g>
              </table:table-cell>
              <table:table-cell office:value-type="float" office:value="70758">
                <text:p>70758</text:p>
                <draw:g>
                  <svg:desc>Merge.E3:Merge.E5</svg:desc>
                </draw:g>
              </table:table-cell>
              <table:table-cell office:value-type="float" office:value="44546">
                <text:p>44546</text:p>
                <draw:g>
                  <svg:desc>Merge.F3:Merge.F5</svg:desc>
                </draw:g>
              </table:table-cell>
              <table:table-cell office:value-type="float" office:value="111768">
                <text:p>111768</text:p>
                <draw:g>
                  <svg:desc>Merge.G3:Merge.G5</svg:desc>
                </draw:g>
              </table:table-cell>
              <table:table-cell office:value-type="float" office:value="70446">
                <text:p>70446</text:p>
                <draw:g>
                  <svg:desc>Merge.H3:Merge.H5</svg:desc>
                </draw:g>
              </table:table-cell>
              <table:table-cell office:value-type="float" office:value="153540">
                <text:p>153540</text:p>
                <draw:g>
                  <svg:desc>Merge.I3:Merge.I5</svg:desc>
                </draw:g>
              </table:table-cell>
              <table:table-cell office:value-type="float" office:value="97149">
                <text:p>97149</text:p>
                <draw:g>
                  <svg:desc>Merge.J3:Merge.J5</svg:desc>
                </draw:g>
              </table:table-cell>
              <table:table-cell office:value-type="float" office:value="197264">
                <text:p>197264</text:p>
                <draw:g>
                  <svg:desc>Merge.K3:Merge.K5</svg:desc>
                </draw:g>
              </table:table-cell>
              <table:table-cell office:value-type="float" office:value="124744">
                <text:p>124744</text:p>
                <draw:g>
                  <svg:desc>Merge.L3:Merge.L5</svg:desc>
                </draw:g>
              </table:table-cell>
            </table:table-row>
            <table:table-row>
              <table:table-cell office:value-type="string">
                <text:p>Worst</text:p>
              </table:table-cell>
              <table:table-cell office:value-type="float" office:value="25060">
                <text:p>25060</text:p>
              </table:table-cell>
              <table:table-cell office:value-type="float" office:value="20951">
                <text:p>20951</text:p>
              </table:table-cell>
              <table:table-cell office:value-type="float" office:value="54124">
                <text:p>54124</text:p>
              </table:table-cell>
              <table:table-cell office:value-type="float" office:value="45903">
                <text:p>45903</text:p>
              </table:table-cell>
              <table:table-cell office:value-type="float" office:value="86052">
                <text:p>86052</text:p>
              </table:table-cell>
              <table:table-cell office:value-type="float" office:value="72807">
                <text:p>72807</text:p>
              </table:table-cell>
              <table:table-cell office:value-type="float" office:value="116252">
                <text:p>116252</text:p>
              </table:table-cell>
              <table:table-cell office:value-type="float" office:value="99807">
                <text:p>99807</text:p>
              </table:table-cell>
              <table:table-cell office:value-type="float" office:value="150812">
                <text:p>150812</text:p>
              </table:table-cell>
              <table:table-cell office:value-type="float" office:value="128615">
                <text:p>128615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24836">
                <text:p>24836</text:p>
              </table:table-cell>
              <table:table-cell office:value-type="float" office:value="15907">
                <text:p>15907</text:p>
              </table:table-cell>
              <table:table-cell office:value-type="float" office:value="53676">
                <text:p>53676</text:p>
              </table:table-cell>
              <table:table-cell office:value-type="float" office:value="34815">
                <text:p>34815</text:p>
              </table:table-cell>
              <table:table-cell office:value-type="float" office:value="83556">
                <text:p>83556</text:p>
              </table:table-cell>
              <table:table-cell office:value-type="float" office:value="54731">
                <text:p>54731</text:p>
              </table:table-cell>
              <table:table-cell office:value-type="float" office:value="115356">
                <text:p>115356</text:p>
              </table:table-cell>
              <table:table-cell office:value-type="float" office:value="75631">
                <text:p>75631</text:p>
              </table:table-cell>
              <table:table-cell office:value-type="float" office:value="146412">
                <text:p>146412</text:p>
              </table:table-cell>
              <table:table-cell office:value-type="float" office:value="96611">
                <text:p>966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fill-color="#004586"/>
      <style:text-properties fo:font-size="6pt" style:font-size-asian="6pt" style:font-size-complex="6pt"/>
    </style:style>
    <style:style style:name="ch9" style:family="chart" style:data-style-name="N3">
      <style:graphic-properties draw:fill-color="#ff420e"/>
      <style:text-properties fo:font-size="6pt" style:font-size-asian="6pt" style:font-size-complex="6pt"/>
    </style:style>
    <style:style style:name="ch10" style:family="chart" style:data-style-name="N3">
      <style:graphic-properties draw:fill-color="#ffd320"/>
      <style:text-properties fo:font-size="6pt" style:font-size-asian="6pt" style:font-size-complex="6pt"/>
    </style:style>
    <style:style style:name="ch11" style:family="chart" style:data-style-name="N3">
      <style:graphic-properties draw:fill-color="#579d1c"/>
      <style:text-properties fo:font-size="6pt" style:font-size-asian="6pt" style:font-size-complex="6pt"/>
    </style:style>
    <style:style style:name="ch12" style:family="chart" style:data-style-name="N3"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graphic-properties draw:fill-color="#314004"/>
      <style:text-properties fo:font-size="6pt" style:font-size-asian="6pt" style:font-size-complex="6pt"/>
    </style:style>
    <style:style style:name="ch15" style:family="chart" style:data-style-name="N3">
      <style:graphic-properties draw:fill-color="#aecf00"/>
      <style:text-properties fo:font-size="6pt" style:font-size-asian="6pt" style:font-size-complex="6pt"/>
    </style:style>
    <style:style style:name="ch16" style:family="chart" style:data-style-name="N3">
      <style:graphic-properties draw:fill-color="#4b1f6f"/>
      <style:text-properties fo:font-size="6pt" style:font-size-asian="6pt" style:font-size-complex="6pt"/>
    </style:style>
    <style:style style:name="ch17" style:family="chart" style:data-style-name="N3"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427cm" svg:height="8.093cm" xlink:href=".." xlink:type="simple" chart:class="chart:bar" chart:style-name="ch1">
        <chart:title svg:x="6.306cm" svg:y="0.166cm" chart:style-name="ch2">
          <text:p>Quick Sort Case Comparison</text:p>
        </chart:title>
        <chart:legend chart:legend-position="end" svg:x="15.199cm" svg:y="2.251cm" style:legend-expansion="high" chart:style-name="ch3"/>
        <chart:plot-area chart:style-name="ch4" table:cell-range-address="Quick.B2:Quick.L5" chart:data-source-has-labels="both" svg:x="-0.15cm" svg:y="0.769cm" svg:width="14.94cm" svg:height="6.999cm">
          <chartooo:coordinate-region svg:x="1.53cm" svg:y="0.929cm" svg:width="13.26cm" svg:height="6.271cm"/>
          <chart:axis chart:dimension="x" chart:name="primary-x" chart:style-name="ch5" chartooo:axis-type="text">
            <chart:categories table:cell-range-address="Quick.B3:Quick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Quick.C3:Quick.C5" chart:label-cell-address="Quick.C2:Quick.C2" chart:class="chart:bar">
            <chart:data-point chart:repeated="3"/>
          </chart:series>
          <chart:series chart:style-name="ch9" chart:values-cell-range-address="Quick.D3:Quick.D5" chart:label-cell-address="Quick.D2:Quick.D2" chart:class="chart:bar">
            <chart:data-point chart:repeated="3"/>
          </chart:series>
          <chart:series chart:style-name="ch10" chart:values-cell-range-address="Quick.E3:Quick.E5" chart:label-cell-address="Quick.E2:Quick.E2" chart:class="chart:bar">
            <chart:data-point chart:repeated="3"/>
          </chart:series>
          <chart:series chart:style-name="ch11" chart:values-cell-range-address="Quick.F3:Quick.F5" chart:label-cell-address="Quick.F2:Quick.F2" chart:class="chart:bar">
            <chart:data-point chart:repeated="3"/>
          </chart:series>
          <chart:series chart:style-name="ch12" chart:values-cell-range-address="Quick.G3:Quick.G5" chart:label-cell-address="Quick.G2:Quick.G2" chart:class="chart:bar">
            <chart:data-point chart:repeated="3"/>
          </chart:series>
          <chart:series chart:style-name="ch13" chart:values-cell-range-address="Quick.H3:Quick.H5" chart:label-cell-address="Quick.H2:Quick.H2" chart:class="chart:bar">
            <chart:data-point chart:repeated="3"/>
          </chart:series>
          <chart:series chart:style-name="ch14" chart:values-cell-range-address="Quick.I3:Quick.I5" chart:label-cell-address="Quick.I2:Quick.I2" chart:class="chart:bar">
            <chart:data-point chart:repeated="3"/>
          </chart:series>
          <chart:series chart:style-name="ch15" chart:values-cell-range-address="Quick.J3:Quick.J5" chart:label-cell-address="Quick.J2:Quick.J2" chart:class="chart:bar">
            <chart:data-point chart:repeated="3"/>
          </chart:series>
          <chart:series chart:style-name="ch16" chart:values-cell-range-address="Quick.K3:Quick.K5" chart:label-cell-address="Quick.K2:Quick.K2" chart:class="chart:bar">
            <chart:data-point chart:repeated="3"/>
          </chart:series>
          <chart:series chart:style-name="ch17" chart:values-cell-range-address="Quick.L3:Quick.L5" chart:label-cell-address="Quick.L2:Quick.L2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Quick.C2:Quick.C2</svg:desc>
                </draw:g>
              </table:table-cell>
              <table:table-cell office:value-type="string">
                <text:p>Moves (n=1000)</text:p>
                <draw:g>
                  <svg:desc>Quick.D2:Quick.D2</svg:desc>
                </draw:g>
              </table:table-cell>
              <table:table-cell office:value-type="string">
                <text:p>Comparisons (n=2000)</text:p>
                <draw:g>
                  <svg:desc>Quick.E2:Quick.E2</svg:desc>
                </draw:g>
              </table:table-cell>
              <table:table-cell office:value-type="string">
                <text:p>Moves (n=2000)</text:p>
                <draw:g>
                  <svg:desc>Quick.F2:Quick.F2</svg:desc>
                </draw:g>
              </table:table-cell>
              <table:table-cell office:value-type="string">
                <text:p>Comparisons (n=3000)</text:p>
                <draw:g>
                  <svg:desc>Quick.G2:Quick.G2</svg:desc>
                </draw:g>
              </table:table-cell>
              <table:table-cell office:value-type="string">
                <text:p>Moves (n=3000)</text:p>
                <draw:g>
                  <svg:desc>Quick.H2:Quick.H2</svg:desc>
                </draw:g>
              </table:table-cell>
              <table:table-cell office:value-type="string">
                <text:p>Comparisons (n=4000)</text:p>
                <draw:g>
                  <svg:desc>Quick.I2:Quick.I2</svg:desc>
                </draw:g>
              </table:table-cell>
              <table:table-cell office:value-type="string">
                <text:p>Moves (n=4000)</text:p>
                <draw:g>
                  <svg:desc>Quick.J2:Quick.J2</svg:desc>
                </draw:g>
              </table:table-cell>
              <table:table-cell office:value-type="string">
                <text:p>Comparisons (n=5000)</text:p>
                <draw:g>
                  <svg:desc>Quick.K2:Quick.K2</svg:desc>
                </draw:g>
              </table:table-cell>
              <table:table-cell office:value-type="string">
                <text:p>Moves (n=5000)</text:p>
                <draw:g>
                  <svg:desc>Quick.L2:Quick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</text:p>
                <draw:g>
                  <svg:desc>Quick.B3:Quick.B5</svg:desc>
                </draw:g>
              </table:table-cell>
              <table:table-cell office:value-type="float" office:value="33969">
                <text:p>33969</text:p>
                <draw:g>
                  <svg:desc>Quick.C3:Quick.C5</svg:desc>
                </draw:g>
              </table:table-cell>
              <table:table-cell office:value-type="float" office:value="7212">
                <text:p>7212</text:p>
                <draw:g>
                  <svg:desc>Quick.D3:Quick.D5</svg:desc>
                </draw:g>
              </table:table-cell>
              <table:table-cell office:value-type="float" office:value="76281">
                <text:p>76281</text:p>
                <draw:g>
                  <svg:desc>Quick.E3:Quick.E5</svg:desc>
                </draw:g>
              </table:table-cell>
              <table:table-cell office:value-type="float" office:value="15729">
                <text:p>15729</text:p>
                <draw:g>
                  <svg:desc>Quick.F3:Quick.F5</svg:desc>
                </draw:g>
              </table:table-cell>
              <table:table-cell office:value-type="float" office:value="120259">
                <text:p>120259</text:p>
                <draw:g>
                  <svg:desc>Quick.G3:Quick.G5</svg:desc>
                </draw:g>
              </table:table-cell>
              <table:table-cell office:value-type="float" office:value="24903">
                <text:p>24903</text:p>
                <draw:g>
                  <svg:desc>Quick.H3:Quick.H5</svg:desc>
                </draw:g>
              </table:table-cell>
              <table:table-cell office:value-type="float" office:value="161415">
                <text:p>161415</text:p>
                <draw:g>
                  <svg:desc>Quick.I3:Quick.I5</svg:desc>
                </draw:g>
              </table:table-cell>
              <table:table-cell office:value-type="float" office:value="34872">
                <text:p>34872</text:p>
                <draw:g>
                  <svg:desc>Quick.J3:Quick.J5</svg:desc>
                </draw:g>
              </table:table-cell>
              <table:table-cell office:value-type="float" office:value="212085">
                <text:p>212085</text:p>
                <draw:g>
                  <svg:desc>Quick.K3:Quick.K5</svg:desc>
                </draw:g>
              </table:table-cell>
              <table:table-cell office:value-type="float" office:value="44508">
                <text:p>44508</text:p>
                <draw:g>
                  <svg:desc>Quick.L3:Quick.L5</svg:desc>
                </draw:g>
              </table:table-cell>
            </table:table-row>
            <table:table-row>
              <table:table-cell office:value-type="string">
                <text:p>Worst</text:p>
              </table:table-cell>
              <table:table-cell office:value-type="float" office:value="1004995">
                <text:p>1004995</text:p>
              </table:table-cell>
              <table:table-cell office:value-type="float" office:value="2997">
                <text:p>2997</text:p>
              </table:table-cell>
              <table:table-cell office:value-type="float" office:value="4009995">
                <text:p>4009995</text:p>
              </table:table-cell>
              <table:table-cell office:value-type="float" office:value="5997">
                <text:p>5997</text:p>
              </table:table-cell>
              <table:table-cell office:value-type="float" office:value="9014995">
                <text:p>9014995</text:p>
              </table:table-cell>
              <table:table-cell office:value-type="float" office:value="8997">
                <text:p>8997</text:p>
              </table:table-cell>
              <table:table-cell office:value-type="float" office:value="16019995">
                <text:p>16019995</text:p>
              </table:table-cell>
              <table:table-cell office:value-type="float" office:value="11997">
                <text:p>11997</text:p>
              </table:table-cell>
              <table:table-cell office:value-type="float" office:value="25024995">
                <text:p>25024995</text:p>
              </table:table-cell>
              <table:table-cell office:value-type="float" office:value="14997">
                <text:p>14997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1004995">
                <text:p>1004995</text:p>
              </table:table-cell>
              <table:table-cell office:value-type="float" office:value="2997">
                <text:p>2997</text:p>
              </table:table-cell>
              <table:table-cell office:value-type="float" office:value="4009995">
                <text:p>4009995</text:p>
              </table:table-cell>
              <table:table-cell office:value-type="float" office:value="5997">
                <text:p>5997</text:p>
              </table:table-cell>
              <table:table-cell office:value-type="float" office:value="9014995">
                <text:p>9014995</text:p>
              </table:table-cell>
              <table:table-cell office:value-type="float" office:value="8997">
                <text:p>8997</text:p>
              </table:table-cell>
              <table:table-cell office:value-type="float" office:value="16019995">
                <text:p>16019995</text:p>
              </table:table-cell>
              <table:table-cell office:value-type="float" office:value="11997">
                <text:p>11997</text:p>
              </table:table-cell>
              <table:table-cell office:value-type="float" office:value="25024995">
                <text:p>25024995</text:p>
              </table:table-cell>
              <table:table-cell office:value-type="float" office:value="14997">
                <text:p>1499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978cm" svg:height="16.151cm" xlink:href=".." xlink:type="simple" chart:class="chart:bar" chart:style-name="ch1">
        <chart:legend chart:legend-position="end" svg:x="23.334cm" svg:y="7.606cm" style:legend-expansion="high" chart:style-name="ch2"/>
        <chart:plot-area chart:style-name="ch3" table:cell-range-address="'Size 30 Random'.A2:'Size 30 Random'.C7" chart:data-source-has-labels="both" svg:x="1.346cm" svg:y="0.207cm" svg:width="17.891cm" svg:height="13.503cm">
          <chartooo:coordinate-region svg:x="1.915cm" svg:y="0.368cm" svg:width="17.322cm" svg:height="12.774cm"/>
          <chart:axis chart:dimension="x" chart:name="primary-x" chart:style-name="ch4" chartooo:axis-type="text">
            <chart:categories table:cell-range-address="'Size 30 Random'.A3:'Size 30 Random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ze 30 Random'.B3:'Size 30 Random'.B7" chart:label-cell-address="'Size 30 Random'.B2:'Size 30 Random'.B2" chart:class="chart:bar">
            <chart:data-point chart:repeated="5"/>
          </chart:series>
          <chart:series chart:style-name="ch8" chart:values-cell-range-address="'Size 30 Random'.C3:'Size 30 Random'.C7" chart:label-cell-address="'Size 30 Random'.C2:'Size 30 Random'.C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'Size 30 Random'.B2:'Size 30 Random'.B2</svg:desc>
                </draw:g>
              </table:table-cell>
              <table:table-cell office:value-type="string">
                <text:p>Moves (n=30)</text:p>
                <draw:g>
                  <svg:desc>'Size 30 Random'.C2:'Size 30 Random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'Size 30 Random'.A3:'Size 30 Random'.A7</svg:desc>
                </draw:g>
              </table:table-cell>
              <table:table-cell office:value-type="float" office:value="NaN">
                <text:p>NaN</text:p>
                <draw:g>
                  <svg:desc>'Size 30 Random'.B3:'Size 30 Random'.B7</svg:desc>
                </draw:g>
              </table:table-cell>
              <table:table-cell office:value-type="float" office:value="NaN">
                <text:p>NaN</text:p>
                <draw:g>
                  <svg:desc>'Size 30 Random'.C3:'Size 30 Random'.C7</svg:desc>
                </draw:g>
              </table:table-cell>
            </table:table-row>
            <table:table-row>
              <table:table-cell office:value-type="string">
                <text:p>Inser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ubbl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g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ic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